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D4000000D66FC53ACCFB35E2EC.png" manifest:media-type="image/png"/>
  <manifest:file-entry manifest:full-path="Pictures/10000201000002EE000000573080DCD94B2C2A75.png" manifest:media-type="image/png"/>
  <manifest:file-entry manifest:full-path="Pictures/10000201000003E80000013651AF58ACEA3549F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graphic-properties draw:stroke="none" svg:stroke-width="0cm" draw:fill="none" draw:textarea-vertical-align="top" draw:auto-grow-height="false" draw:fit-to-size="false" style:shrink-to-fit="false" fo:min-height="8.036cm" fo:padding-top="0.25cm" fo:padding-bottom="0.25cm" fo:padding-left="0.254cm" fo:padding-right="0.254cm" fo:wrap-option="wrap"/>
    </style:style>
    <style:style style:name="pr14"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48pt"/>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left="0cm" fo:margin-right="0cm" fo:margin-top="0.353cm" fo:margin-bottom="0cm" fo:line-height="115%" fo:text-align="start" fo:text-indent="0cm" style:writing-mode="lr-tb"/>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3.81cm" fo:margin-right="0cm" fo:margin-top="0.35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1pt"/>
    </style:style>
    <style:style style:name="P19"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595959" style:text-line-through-style="none" style:text-line-through-type="none" style:text-position="0% 100%" style:font-name="Ubuntu" fo:font-size="23pt" fo:letter-spacing="normal" fo:font-style="normal" style:text-underline-style="none" fo:font-weight="normal" style:font-name-asian="Ubuntu" style:font-size-asian="23pt" style:font-style-asian="normal" style:font-weight-asian="normal" style:font-name-complex="Ubuntu" style:font-size-complex="23pt" style:font-style-complex="normal" style:font-weight-complex="normal"/>
    </style:style>
    <style:style style:name="T2" style:family="text">
      <style:text-properties fo:font-variant="normal" fo:text-transform="none" fo:color="#0097a7" style:text-line-through-style="none" style:text-line-through-type="none" style:text-position="0% 100%" style:font-name="Ubuntu" fo:font-size="23pt" fo:letter-spacing="normal" fo:font-style="normal" style:text-underline-style="solid" style:text-underline-width="auto" style:text-underline-color="font-color" fo:font-weight="normal" style:font-name-asian="Ubuntu" style:font-size-asian="23pt" style:font-style-asian="normal" style:font-weight-asian="normal" style:font-name-complex="Ubuntu" style:font-size-complex="2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Ubuntu" style:font-size-asian="48pt" style:font-style-asian="normal" style:font-weight-asian="normal" style:font-name-complex="Ubuntu" style:font-size-complex="4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Ubuntu" fo:font-size="24pt" fo:letter-spacing="normal" fo:font-style="normal" style:text-underline-style="none" fo:font-weight="normal" style:font-name-asian="Ubuntu" style:font-size-asian="24pt" style:font-style-asian="normal" style:font-weight-asian="normal" style:font-name-complex="Ubuntu" style:font-size-complex="2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Ubuntu" fo:font-size="24pt" fo:letter-spacing="normal" fo:font-style="italic" style:text-underline-style="none" fo:font-weight="normal" style:font-name-asian="Ubuntu" style:font-size-asian="24pt" style:font-style-asian="italic" style:font-weight-asian="normal" style:font-name-complex="Ubuntu" style:font-size-complex="24pt" style:font-style-complex="italic" style:font-weight-complex="normal"/>
    </style:style>
    <style:style style:name="T6" style:family="text">
      <style:text-properties fo:font-variant="normal" fo:text-transform="none" fo:color="#0097a7" style:text-line-through-style="none" style:text-line-through-type="none" style:text-position="0% 100%" style:font-name="Ubuntu" fo:font-size="20pt" fo:letter-spacing="normal" fo:font-style="italic" style:text-underline-style="solid" style:text-underline-width="auto" style:text-underline-color="font-color" fo:font-weight="normal" style:font-name-asian="Ubuntu" style:font-size-asian="20pt" style:font-style-asian="italic" style:font-weight-asian="normal" style:font-name-complex="Ubuntu" style:font-size-complex="2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Ubuntu" fo:font-size="28pt" fo:letter-spacing="normal" fo:font-style="normal" style:text-underline-style="none" fo:font-weight="normal" style:font-name-asian="Ubuntu" style:font-size-asian="28pt" style:font-style-asian="normal" style:font-weight-asian="normal" style:font-name-complex="Ubuntu"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Ubuntu" fo:font-size="10pt" fo:letter-spacing="normal"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T9" style:family="text">
      <style:text-properties fo:font-variant="normal" fo:text-transform="none" fo:color="#595959"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10" style:family="text">
      <style:text-properties fo:font-variant="normal" fo:text-transform="none" fo:color="#4182ba"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1" style:family="text">
      <style:text-properties fo:font-variant="normal" fo:text-transform="none" fo:color="#999999"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Ubuntu" fo:font-size="18pt" fo:letter-spacing="normal" fo:font-style="normal" style:text-underline-style="solid" style:text-underline-width="auto" style:text-underline-color="font-color" fo:font-weight="normal" style:font-name-asian="Ubuntu" style:font-size-asian="18pt" style:font-style-asian="normal" style:font-weight-asian="normal" style:font-name-complex="Ubuntu" style:font-size-complex="1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Ubuntu" fo:font-size="18pt" fo:letter-spacing="normal" fo:font-style="italic" style:text-underline-style="none" fo:font-weight="normal" style:font-name-asian="Ubuntu" style:font-size-asian="18pt" style:font-style-asian="italic" style:font-weight-asian="normal" style:font-name-complex="Ubuntu" style:font-size-complex="18pt" style:font-style-complex="italic" style:font-weight-complex="normal"/>
    </style:style>
    <style:style style:name="T14" style:family="text">
      <style:text-properties fo:font-variant="normal" fo:text-transform="none" fo:color="#4182ba" style:text-line-through-style="none" style:text-line-through-type="none" style:text-position="0% 100%" style:font-name="Ubuntu" fo:font-size="14pt" fo:letter-spacing="normal" fo:font-style="normal" style:text-underline-style="none" fo:font-weight="bold" style:font-name-asian="Ubuntu" style:font-size-asian="14pt" style:font-style-asian="normal" style:font-weight-asian="bold" style:font-name-complex="Ubuntu" style:font-size-complex="14pt" style:font-style-complex="normal" style:font-weight-complex="bold"/>
    </style:style>
    <style:style style:name="T15" style:family="text">
      <style:text-properties fo:font-variant="normal" fo:text-transform="none" fo:color="#0097a7" style:text-line-through-style="none" style:text-line-through-type="none" style:text-position="0% 100%" style:font-name="Ubuntu" fo:font-size="14pt" fo:letter-spacing="normal" fo:font-style="normal" style:text-underline-style="solid" style:text-underline-width="auto" style:text-underline-color="font-color" fo:font-weight="normal" style:font-name-asian="Ubuntu" style:font-size-asian="14pt" style:font-style-asian="normal" style:font-weight-asian="normal" style:font-name-complex="Ubuntu" style:font-size-complex="14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Ubuntu" fo:font-size="18pt" fo:letter-spacing="normal" fo:font-style="normal" style:text-underline-style="none" fo:font-weight="bold" style:font-name-asian="Ubuntu" style:font-size-asian="18pt" style:font-style-asian="normal" style:font-weight-asian="bold" style:font-name-complex="Ubuntu" style:font-size-complex="18pt" style:font-style-complex="normal" style:font-weight-complex="bold"/>
    </style:style>
    <style:style style:name="T17" style:family="text">
      <style:text-properties fo:font-variant="normal" fo:text-transform="none" fo:color="#595959" style:text-line-through-style="none" style:text-line-through-type="none" style:text-position="0% 100%" style:font-name="Ubuntu" fo:font-size="16pt" fo:letter-spacing="normal" fo:font-style="italic" style:text-underline-style="none" fo:font-weight="normal" style:font-name-asian="Ubuntu" style:font-size-asian="16pt" style:font-style-asian="italic" style:font-weight-asian="normal" style:font-name-complex="Ubuntu" style:font-size-complex="16pt" style:font-style-complex="italic" style:font-weight-complex="normal"/>
    </style:style>
    <style:style style:name="T18" style:family="text">
      <style:text-properties fo:font-variant="normal" fo:text-transform="none" fo:color="#595959"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19" style:family="text">
      <style:text-properties fo:font-variant="normal" fo:text-transform="none" fo:color="#999999" style:text-line-through-style="none" style:text-line-through-type="none" style:text-position="0% 100%" style:font-name="Ubuntu" fo:font-size="12pt" fo:letter-spacing="normal" fo:font-style="normal" style:text-underline-style="none" fo:font-weight="bold" style:font-name-asian="Ubuntu" style:font-size-asian="12pt" style:font-style-asian="normal" style:font-weight-asian="bold" style:font-name-complex="Ubuntu" style:font-size-complex="12pt" style:font-style-complex="normal" style:font-weight-complex="bold"/>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3" style:family="text">
      <style:text-properties fo:font-variant="normal" fo:text-transform="none" fo:color="#188038"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Mono" fo:font-size="11pt" fo:letter-spacing="normal" fo:font-style="normal" style:text-underline-style="none" fo:font-weight="bold" style:font-name-asian="Roboto Mono" style:font-size-asian="11pt" style:font-style-asian="normal" style:font-weight-asian="bold" style:font-name-complex="Roboto Mono" style:font-size-complex="11pt" style:font-style-complex="normal" style:font-weight-complex="bold"/>
    </style:style>
    <style:style style:name="T26" style:family="text">
      <style:text-properties fo:font-variant="normal" fo:text-transform="none" fo:color="#188038" style:text-line-through-style="none" style:text-line-through-type="none" style:text-position="0% 100%" style:font-name="Roboto Mono" fo:font-size="11pt" fo:letter-spacing="normal" fo:font-style="normal" style:text-underline-style="none" fo:font-weight="bold" style:font-name-asian="Roboto Mono" style:font-size-asian="11pt" style:font-style-asian="normal" style:font-weight-asian="bold" style:font-name-complex="Roboto Mono" style:font-size-complex="11pt" style:font-style-complex="normal" style:font-weight-complex="bold"/>
    </style:style>
    <style:style style:name="T27" style:family="text">
      <style:text-properties fo:font-variant="normal" fo:text-transform="none" fo:color="#000000" style:text-line-through-style="none" style:text-line-through-type="none" style:text-position="0% 100%" style:font-name="Ubuntu" fo:font-size="26pt" fo:letter-spacing="normal" fo:font-style="normal" style:text-underline-style="none" fo:font-weight="normal" style:font-name-asian="Ubuntu" style:font-size-asian="26pt" style:font-style-asian="normal" style:font-weight-asian="normal" style:font-name-complex="Ubuntu" style:font-size-complex="26pt" style:font-style-complex="normal" style:font-weight-complex="normal"/>
    </style:style>
    <style:style style:name="T28" style:family="text">
      <style:text-properties fo:font-variant="normal" fo:text-transform="none" fo:color="#595959"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929cm" text:min-label-width="0.881cm"/>
        <style:text-properties style:font-name="Arial" fo:color="#4182b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929cm" text:min-label-width="0.881cm"/>
        <style:text-properties style:font-name="Arial" fo:color="#4182ba" fo:font-size="100%"/>
      </text:list-level-style-bullet>
      <text:list-level-style-bullet text:level="4" text:bullet-char="●">
        <style:list-level-properties text:space-before="4.234cm" text:min-label-width="0.846cm"/>
        <style:text-properties style:font-name="Arial" fo:color="#9999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929cm" text:min-label-width="0.881cm"/>
        <style:text-properties style:font-name="Arial" fo:color="#4182ba" fo:font-size="100%"/>
      </text:list-level-style-bullet>
      <text:list-level-style-bullet text:level="4" text:bullet-char="●">
        <style:list-level-properties text:space-before="4.234cm" text:min-label-width="0.846cm"/>
        <style:text-properties style:font-name="Arial" fo:color="#9999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929cm" text:min-label-width="0.881cm"/>
        <style:text-properties style:font-name="Arial" fo:color="#4182ba" fo:font-size="100%"/>
      </text:list-level-style-bullet>
      <text:list-level-style-bullet text:level="4" text:bullet-char="●">
        <style:list-level-properties text:space-before="4.234cm" text:min-label-width="0.846cm"/>
        <style:text-properties style:font-name="Arial" fo:color="#9999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964cm" text:min-label-width="0.846cm"/>
        <style:text-properties style:font-name="Arial" fo:color="#99999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964cm" text:min-label-width="0.846cm"/>
        <style:text-properties style:font-name="Arial" fo:color="#99999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4182b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3.667cm" svg:height="2.839cm" svg:x="0.866cm" svg:y="6.06cm" presentation:class="subtitle" presentation:user-transformed="true">
          <draw:text-box>
            <text:p text:style-name="P1"><text:span text:style-name="T1">Teachers: </text:span><text:span text:style-name="T2"><text:a xlink:href="mailto:carretero@pic.es" xlink:type="simple">Jorge Carretero</text:a></text:span><text:span text:style-name="T1">, </text:span><text:span text:style-name="T2"><text:a xlink:href="mailto:tallada@pic.es" xlink:type="simple">Pau Tallada</text:a></text:span><text:span text:style-name="T1"><text:s/>&amp; </text:span><text:span text:style-name="T2"><text:a xlink:href="mailto:torradeflot@pic.es" xlink:type="simple">Francesc Torradeflot</text:a></text:span></text:p>
          </draw:text-box>
        </draw:frame>
        <draw:frame draw:name="Google Shape;60;p13" presentation:style-name="pr2" draw:text-style-name="P4" draw:layer="layout" svg:width="23.667cm" svg:height="3.561cm" svg:x="0.866cm" svg:y="2.703cm" presentation:class="title" presentation:user-transformed="true">
          <draw:text-box>
            <text:p text:style-name="P3"><text:span text:style-name="T3">Python Bootcamp 2025-26</text:span><text:span text:style-name="T3"><text:line-break/></text:span><text:span text:style-name="T4">(</text:span><text:span text:style-name="T5">Statistics and Data Analysis </text:span><text:span text:style-name="T4">course)</text:span></text:p>
          </draw:text-box>
        </draw:frame>
        <draw:frame draw:name="Google Shape;61;p13" presentation:style-name="pr3" draw:text-style-name="P5" draw:layer="layout" svg:width="23.667cm" svg:height="1.862cm" svg:x="0.866cm" svg:y="8.912cm" presentation:class="subtitle" presentation:user-transformed="true">
          <draw:text-box>
            <text:p text:style-name="P1"><text:span text:style-name="T6"><text:a xlink:href="https://mastercosmosbcn.cat/" xlink:type="simple">https://mastercosmosbcn.cat/</text:a></text:span></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4" draw:text-style-name="P6" draw:layer="layout" svg:width="15.239cm" svg:height="11.429cm" svg:x="1.905cm" svg:y="12.065cm" presentation:class="notes" presentation:placeholder="true" presentation:user-transformed="true">
            <draw:text-box/>
          </draw:frame>
        </presentation:notes>
      </draw:page>
      <draw:page draw:name="Prerequisites" draw:style-name="dp1" draw:master-page-name="TITLE_5f_AND_5f_BODY" presentation:presentation-page-layout-name="AL2T1">
        <draw:frame draw:name="Google Shape;66;p14" presentation:style-name="pr5" draw:text-style-name="P7" draw:layer="layout" svg:width="18.987cm" svg:height="2.201cm" svg:x="5.547cm" svg:y="0.175cm" presentation:class="title" presentation:user-transformed="true">
          <draw:text-box>
            <text:p text:style-name="P3"><text:span text:style-name="T7">Prerequisites</text:span></text:p>
          </draw:text-box>
        </draw:frame>
        <draw:frame draw:name="Google Shape;67;p14"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draw:frame draw:name="Google Shape;68;p14" presentation:style-name="pr7" draw:text-style-name="P15" draw:layer="layout" svg:width="23.667cm" svg:height="9.489cm" svg:x="0.866cm" svg:y="3.201cm" presentation:class="outline" presentation:user-transformed="true">
          <draw:text-box>
            <text:list text:style-name="L4">
              <text:list-item>
                <text:p text:style-name="P10"><text:span text:style-name="T9">Laptop with:</text:span></text:p>
              </text:list-item>
            </text:list>
            <text:list text:style-name="L5">
              <text:list-item>
                <text:list>
                  <text:list-item>
                    <text:p text:style-name="P11"><text:span text:style-name="T10">Anaconda (~5GB of storage!)</text:span></text:p>
                  </text:list-item>
                </text:list>
              </text:list-item>
            </text:list>
            <text:list text:style-name="L6">
              <text:list-item>
                <text:list>
                  <text:list-item>
                    <text:list>
                      <text:list-item>
                        <text:p text:style-name="P11"><text:span text:style-name="T10">Python environment with the following libraries installed:</text:span></text:p>
                      </text:list-item>
                    </text:list>
                  </text:list-item>
                </text:list>
              </text:list-item>
            </text:list>
            <text:list text:style-name="L7">
              <text:list-item>
                <text:list>
                  <text:list-item>
                    <text:list>
                      <text:list-item>
                        <text:list>
                          <text:list-item>
                            <text:p text:style-name="P11"><text:span text:style-name="T11">NumPy • SciPy • Pandas • Astropy • Matplotlib • Scikit-learn • (PyTorch)</text:span></text:p>
                          </text:list-item>
                        </text:list>
                      </text:list-item>
                    </text:list>
                  </text:list-item>
                  <text:list-item>
                    <text:p text:style-name="P11"><text:span text:style-name="T10">Git</text:span></text:p>
                  </text:list-item>
                  <text:list-item>
                    <text:p text:style-name="P11"><text:span text:style-name="T10">VSCode</text:span></text:p>
                  </text:list-item>
                </text:list>
              </text:list-item>
            </text:list>
            <text:p text:style-name="P12"><text:span text:style-name="T9"/></text:p>
            <text:list text:continue-numbering="true" text:style-name="L7">
              <text:list-item>
                <text:p text:style-name="P13"><text:span text:style-name="T9">For communicating during classes:</text:span></text:p>
              </text:list-item>
            </text:list>
            <text:list text:style-name="L9">
              <text:list-item>
                <text:list>
                  <text:list-item>
                    <text:p text:style-name="P14"><text:span text:style-name="T9">Connection details:</text:span><text:span text:style-name="T10"> https://meet.google.com/qgt-gdwb-nqt</text:span></text:p>
                  </text:list-item>
                </text:list>
              </text:list-item>
            </text:list>
          </draw:text-box>
        </draw:frame>
        <presentation:notes draw:style-name="dp2">
          <draw:page-thumbnail draw:name="Google Shape;63;g3661144af76_0_11:notes" draw:style-name="gr1" draw:layer="layout" svg:width="16.932cm" svg:height="9.524cm" svg:x="1.059cm" svg:y="1.905cm" draw:page-number="2" presentation:class="page"/>
          <draw:frame draw:name="Google Shape;64;g3661144af76_0_11:notes" presentation:style-name="pr8" draw:text-style-name="P6" draw:layer="layout" svg:width="15.239cm" svg:height="11.429cm" svg:x="1.905cm" svg:y="12.065cm" presentation:class="notes" presentation:placeholder="true" presentation:user-transformed="true">
            <draw:text-box/>
          </draw:frame>
        </presentation:notes>
      </draw:page>
      <draw:page draw:name="General information" draw:style-name="dp1" draw:master-page-name="TITLE_5f_AND_5f_BODY" presentation:presentation-page-layout-name="AL2T1">
        <draw:frame draw:name="Google Shape;73;p15" presentation:style-name="pr5" draw:text-style-name="P7" draw:layer="layout" svg:width="18.987cm" svg:height="2.201cm" svg:x="5.547cm" svg:y="0.175cm" presentation:class="title" presentation:user-transformed="true">
          <draw:text-box>
            <text:p text:style-name="P3"><text:span text:style-name="T7">General information</text:span></text:p>
          </draw:text-box>
        </draw:frame>
        <draw:frame draw:name="Google Shape;74;p15"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draw:frame draw:name="Google Shape;75;p15" presentation:style-name="pr7" draw:text-style-name="P15" draw:layer="layout" svg:width="23.667cm" svg:height="9.489cm" svg:x="0.866cm" svg:y="3.201cm" presentation:class="outline" presentation:user-transformed="true">
          <draw:text-box>
            <text:list text:style-name="L4">
              <text:list-item>
                <text:p text:style-name="P10"><text:span text:style-name="T12"><text:a xlink:href="https://mastercosmosbcn.cat/courses/02-statistics-and-data-analysis/" xlink:type="simple">Master official information</text:a></text:span></text:p>
              </text:list-item>
              <text:list-item>
                <text:p text:style-name="P11"><text:span text:style-name="T9">In the Virtual Campus: </text:span><text:span text:style-name="T13">Estadística i Anàlisi de Dades</text:span><text:span text:style-name="T9"> [MO79240]</text:span></text:p>
              </text:list-item>
            </text:list>
            <text:list text:style-name="L5">
              <text:list-item>
                <text:list>
                  <text:list-item>
                    <text:p text:style-name="P11"><text:span text:style-name="T14">Part 0: Python transversal course</text:span></text:p>
                  </text:list-item>
                </text:list>
              </text:list-item>
              <text:list-item>
                <text:p text:style-name="P11"><text:span text:style-name="T12"><text:a xlink:href="https://drive.google.com/file/d/1TmJqhRhaA_KMFhhmqk0p37wSdVQU1FWG/view?usp=sharing" xlink:type="simple">Master Schedule</text:a></text:span></text:p>
              </text:list-item>
              <text:list-item>
                <text:p text:style-name="P11"><text:span text:style-name="T9">6 classes; 2 hours each, always from 10:00 - 12:00</text:span></text:p>
                <text:list>
                  <text:list-item>
                    <text:p text:style-name="P11"><text:span text:style-name="T14">Sep 23, 26, 30, Oct 3, 7, 10</text:span></text:p>
                  </text:list-item>
                </text:list>
              </text:list-item>
              <text:list-item>
                <text:p text:style-name="P11"><text:span text:style-name="T9">Classroom: C7/029</text:span></text:p>
              </text:list-item>
              <text:list-item>
                <text:p text:style-name="P11"><text:span text:style-name="T9">Contact:</text:span></text:p>
                <text:list>
                  <text:list-item>
                    <text:p text:style-name="P11"><text:span text:style-name="T10">Jorge Carretero (</text:span><text:span text:style-name="T15"><text:a xlink:href="mailto:carretero@pic.es" xlink:type="simple">carretero@pic.es</text:a></text:span><text:span text:style-name="T10">) - Physicists</text:span></text:p>
                  </text:list-item>
                  <text:list-item>
                    <text:p text:style-name="P11"><text:span text:style-name="T10">Pau Tallada (</text:span><text:span text:style-name="T15"><text:a xlink:href="mailto:tallada@pic.es" xlink:type="simple">tallada@pic.es</text:a></text:span><text:span text:style-name="T10">) - Research Software Engineer (RSE)</text:span></text:p>
                  </text:list-item>
                  <text:list-item>
                    <text:p text:style-name="P11"><text:span text:style-name="T10">Francesc Torradeflot (</text:span><text:span text:style-name="T15"><text:a xlink:href="mailto:torradeflot@pic.es" xlink:type="simple">torradeflot@pic.es</text:a></text:span><text:span text:style-name="T10">) - Mathematician &amp; RSE</text:span></text:p>
                  </text:list-item>
                </text:list>
              </text:list-item>
            </text:list>
          </draw:text-box>
        </draw:frame>
        <presentation:notes draw:style-name="dp2">
          <draw:page-thumbnail draw:name="Google Shape;70;g3661144af76_0_46:notes" draw:style-name="gr1" draw:layer="layout" svg:width="16.932cm" svg:height="9.524cm" svg:x="1.059cm" svg:y="1.905cm" draw:page-number="3" presentation:class="page"/>
          <draw:frame draw:name="Google Shape;71;g3661144af76_0_46:notes" presentation:style-name="pr9" draw:text-style-name="P6" draw:layer="layout" svg:width="15.239cm" svg:height="11.429cm" svg:x="1.905cm" svg:y="12.065cm" presentation:class="notes" presentation:placeholder="true" presentation:user-transformed="true">
            <draw:text-box/>
          </draw:frame>
        </presentation:notes>
      </draw:page>
      <draw:page draw:name="Course structure" draw:style-name="dp1" draw:master-page-name="TITLE_5f_AND_5f_BODY" presentation:presentation-page-layout-name="AL2T1">
        <draw:frame draw:name="Google Shape;80;p16" presentation:style-name="pr5" draw:text-style-name="P7" draw:layer="layout" svg:width="18.987cm" svg:height="2.201cm" svg:x="5.547cm" svg:y="0.175cm" presentation:class="title" presentation:user-transformed="true">
          <draw:text-box>
            <text:p text:style-name="P3"><text:span text:style-name="T7">Course structure</text:span></text:p>
          </draw:text-box>
        </draw:frame>
        <draw:frame draw:name="Google Shape;81;p16"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draw:frame draw:name="Google Shape;82;p16" presentation:style-name="pr7" draw:text-style-name="P15" draw:layer="layout" svg:width="23.667cm" svg:height="9.489cm" svg:x="0.866cm" svg:y="3.201cm" presentation:class="outline" presentation:user-transformed="true">
          <draw:text-box>
            <text:list text:style-name="L4">
              <text:list-item>
                <text:p text:style-name="P10"><text:span text:style-name="T16">Project-oriented course (group work)</text:span></text:p>
              </text:list-item>
            </text:list>
            <text:list text:style-name="L5">
              <text:list-item>
                <text:list>
                  <text:list-item>
                    <text:p text:style-name="P11"><text:span text:style-name="T10">Includes some theoretical sections</text:span></text:p>
                  </text:list-item>
                </text:list>
              </text:list-item>
              <text:list-item>
                <text:p text:style-name="P11"><text:span text:style-name="T9">Main goal: </text:span><text:span text:style-name="T16">Train a machine learning algorithm using images</text:span></text:p>
              </text:list-item>
              <text:list-item>
                <text:p text:style-name="P11"><text:span text:style-name="T9">Sessions:</text:span></text:p>
                <text:list>
                  <text:list-item>
                    <text:p text:style-name="P11"><text:span text:style-name="T10">Session 1 (23 Sept): Introduction and Setup</text:span></text:p>
                  </text:list-item>
                  <text:list-item>
                    <text:p text:style-name="P11"><text:span text:style-name="T10">Session 2 (26 Sept): Data Exploration</text:span></text:p>
                  </text:list-item>
                  <text:list-item>
                    <text:p text:style-name="P11"><text:span text:style-name="T10">Session 3 (30 Sept): Plotting</text:span></text:p>
                  </text:list-item>
                  <text:list-item>
                    <text:p text:style-name="P11"><text:span text:style-name="T10">Session 4 (3 Oct): Advanced Programming Concepts</text:span></text:p>
                  </text:list-item>
                  <text:list-item>
                    <text:p text:style-name="P11"><text:span text:style-name="T10">Session 5 (7 Oct): Miscellaneous Topics</text:span></text:p>
                  </text:list-item>
                  <text:list-item>
                    <text:p text:style-name="P11"><text:span text:style-name="T10">Session 6 (10 Oct): Project Presentation &amp; Feedback</text:span></text:p>
                  </text:list-item>
                </text:list>
              </text:list-item>
            </text:list>
          </draw:text-box>
        </draw:frame>
        <presentation:notes draw:style-name="dp2">
          <draw:page-thumbnail draw:name="Google Shape;77;g36610ff42c8_0_9:notes" draw:style-name="gr1" draw:layer="layout" svg:width="16.932cm" svg:height="9.524cm" svg:x="1.059cm" svg:y="1.905cm" draw:page-number="4" presentation:class="page"/>
          <draw:frame draw:name="Google Shape;78;g36610ff42c8_0_9:notes" presentation:style-name="pr10" draw:text-style-name="P6" draw:layer="layout" svg:width="15.239cm" svg:height="11.429cm" svg:x="1.905cm" svg:y="12.065cm" presentation:class="notes" presentation:placeholder="true" presentation:user-transformed="true">
            <draw:text-box/>
          </draw:frame>
        </presentation:notes>
      </draw:page>
      <draw:page draw:name="Evaluation Criteria" draw:style-name="dp1" draw:master-page-name="TITLE_5f_AND_5f_BODY" presentation:presentation-page-layout-name="AL2T1">
        <draw:frame draw:name="Google Shape;87;p17" presentation:style-name="pr5" draw:text-style-name="P7" draw:layer="layout" svg:width="18.987cm" svg:height="2.201cm" svg:x="5.547cm" svg:y="0.175cm" presentation:class="title" presentation:user-transformed="true">
          <draw:text-box>
            <text:p text:style-name="P3"><text:span text:style-name="T7">Evaluation Criteria</text:span></text:p>
          </draw:text-box>
        </draw:frame>
        <draw:frame draw:name="Google Shape;88;p17" presentation:style-name="pr7" draw:text-style-name="P15" draw:layer="layout" svg:width="23.667cm" svg:height="9.489cm" svg:x="0.866cm" svg:y="3.201cm" presentation:class="outline" presentation:user-transformed="true">
          <draw:text-box>
            <text:list text:style-name="L4">
              <text:list-item>
                <text:p text:style-name="P10"><text:span text:style-name="T9">Active participation during the course (80%):</text:span></text:p>
              </text:list-item>
            </text:list>
            <text:list text:style-name="L5">
              <text:list-item>
                <text:list>
                  <text:list-item>
                    <text:p text:style-name="P11"><text:span text:style-name="T10">Attending the sessions</text:span></text:p>
                  </text:list-item>
                  <text:list-item>
                    <text:p text:style-name="P11"><text:span text:style-name="T10">Presenting group work</text:span></text:p>
                  </text:list-item>
                </text:list>
              </text:list-item>
            </text:list>
            <text:list text:style-name="L11">
              <text:list-item>
                <text:list>
                  <text:list-item>
                    <text:list>
                      <text:list-item>
                        <text:p text:style-name="P11"><text:span text:style-name="T11">At least 3 groups each week</text:span></text:p>
                      </text:list-item>
                    </text:list>
                  </text:list-item>
                  <text:list-item>
                    <text:p text:style-name="P11"><text:span text:style-name="T10">Asking and answering questions</text:span></text:p>
                  </text:list-item>
                </text:list>
              </text:list-item>
              <text:list-item>
                <text:p text:style-name="P11"><text:span text:style-name="T9">Effort (20%): </text:span></text:p>
                <text:list>
                  <text:list-item>
                    <text:p text:style-name="P11"><text:span text:style-name="T10">Going beyond the suggested implementations</text:span></text:p>
                  </text:list-item>
                  <text:list-item>
                    <text:p text:style-name="P11"><text:span text:style-name="T10">Proposing innovative solutions</text:span></text:p>
                  </text:list-item>
                  <text:list-item>
                    <text:p text:style-name="P11"><text:span text:style-name="T10">Other significant contributions</text:span></text:p>
                  </text:list-item>
                </text:list>
              </text:list-item>
              <text:list-item>
                <text:p text:style-name="P11"><text:span text:style-name="T9">Overall grade: 10% of the total mark of the course</text:span></text:p>
              </text:list-item>
            </text:list>
            <text:p text:style-name="P13"><text:span text:style-name="T17">Practical note:</text:span><text:span text:style-name="T18"> Post-its will be given to people who contribute; they should be filled in with your name(s)</text:span></text:p>
          </draw:text-box>
        </draw:frame>
        <draw:frame draw:name="Google Shape;89;p17"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84;g36610ff42c8_0_16:notes" draw:style-name="gr1" draw:layer="layout" svg:width="16.932cm" svg:height="9.524cm" svg:x="1.059cm" svg:y="1.905cm" draw:page-number="5" presentation:class="page"/>
          <draw:frame draw:name="Google Shape;85;g36610ff42c8_0_16:notes" presentation:style-name="pr11" draw:text-style-name="P6" draw:layer="layout" svg:width="15.239cm" svg:height="11.429cm" svg:x="1.905cm" svg:y="12.065cm" presentation:class="notes" presentation:placeholder="true" presentation:user-transformed="true">
            <draw:text-box/>
          </draw:frame>
        </presentation:notes>
      </draw:page>
      <draw:page draw:name="Today's course" draw:style-name="dp1" draw:master-page-name="TITLE_5f_AND_5f_BODY" presentation:presentation-page-layout-name="AL2T1">
        <draw:frame draw:name="Google Shape;94;p18" presentation:style-name="pr5" draw:text-style-name="P7" draw:layer="layout" svg:width="18.987cm" svg:height="2.201cm" svg:x="5.547cm" svg:y="0.175cm" presentation:class="title" presentation:user-transformed="true">
          <draw:text-box>
            <text:p text:style-name="P3"><text:span text:style-name="T7">Today's course</text:span></text:p>
          </draw:text-box>
        </draw:frame>
        <draw:frame draw:name="Google Shape;95;p18" presentation:style-name="pr7" draw:text-style-name="P15" draw:layer="layout" svg:width="23.667cm" svg:height="9.489cm" svg:x="0.866cm" svg:y="3.201cm" presentation:class="outline" presentation:user-transformed="true">
          <draw:text-box>
            <text:list text:style-name="L4">
              <text:list-item>
                <text:p text:style-name="P10"><text:span text:style-name="T9">Quick self-introductions (very very brief, please!)</text:span></text:p>
              </text:list-item>
            </text:list>
            <text:list text:style-name="L5">
              <text:list-item>
                <text:list>
                  <text:list-item>
                    <text:p text:style-name="P11"><text:span text:style-name="T10">Example: “I’m Jorge Carretero, a physicist and I'm interested on galaxy surveys.”</text:span></text:p>
                  </text:list-item>
                </text:list>
              </text:list-item>
              <text:list-item>
                <text:p text:style-name="P11"><text:span text:style-name="T9">Project Overview and Introduction</text:span></text:p>
              </text:list-item>
              <text:list-item>
                <text:p text:style-name="P11"><text:span text:style-name="T9">Last part:</text:span></text:p>
                <text:list>
                  <text:list-item>
                    <text:p text:style-name="P11"><text:span text:style-name="T10">Confirm that everyone has the proper setup</text:span></text:p>
                  </text:list-item>
                  <text:list-item>
                    <text:p text:style-name="P11"><text:span text:style-name="T14">Define the configuration of the different groups (3 people per group)</text:span></text:p>
                  </text:list-item>
                </text:list>
              </text:list-item>
            </text:list>
            <text:list text:style-name="L11">
              <text:list-item>
                <text:list>
                  <text:list-item>
                    <text:list>
                      <text:list-item>
                        <text:p text:style-name="P11"><text:span text:style-name="T19">Can also be done during the mid-course break</text:span></text:p>
                      </text:list-item>
                    </text:list>
                  </text:list-item>
                  <text:list-item>
                    <text:p text:style-name="P11"><text:span text:style-name="T10">Propose the first exercise for the next session</text:span></text:p>
                  </text:list-item>
                </text:list>
              </text:list-item>
              <text:list-item>
                <text:p text:style-name="P11"><text:span text:style-name="T9">Open Meet connection to be able to share screens:</text:span></text:p>
                <text:list>
                  <text:list-item>
                    <text:p text:style-name="P11"><text:span text:style-name="T10">Video call link: </text:span><text:span text:style-name="T15"><text:a xlink:href="https://meet.google.com/qgt-gdwb-nqt" xlink:type="simple">https://meet.google.com/qgt-gdwb-nqt</text:a></text:span></text:p>
                  </text:list-item>
                </text:list>
              </text:list-item>
            </text:list>
          </draw:text-box>
        </draw:frame>
        <draw:frame draw:name="Google Shape;96;p18"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91;g3661144af76_0_4:notes" draw:style-name="gr1" draw:layer="layout" svg:width="16.932cm" svg:height="9.524cm" svg:x="1.059cm" svg:y="1.905cm" draw:page-number="6" presentation:class="page"/>
          <draw:frame draw:name="Google Shape;92;g3661144af76_0_4:notes" presentation:style-name="pr12" draw:text-style-name="P6" draw:layer="layout" svg:width="15.239cm" svg:height="11.429cm" svg:x="1.905cm" svg:y="12.065cm" presentation:class="notes" presentation:placeholder="true" presentation:user-transformed="true">
            <draw:text-box/>
          </draw:frame>
        </presentation:notes>
      </draw:page>
      <draw:page draw:name="Welcome &amp; Overview (I)" draw:style-name="dp1" draw:master-page-name="TITLE_5f_AND_5f_BODY" presentation:presentation-page-layout-name="AL2T1">
        <draw:frame draw:name="Google Shape;101;p19" presentation:style-name="pr5" draw:text-style-name="P7" draw:layer="layout" svg:width="18.987cm" svg:height="2.201cm" svg:x="5.547cm" svg:y="0.175cm" presentation:class="title" presentation:user-transformed="true">
          <draw:text-box>
            <text:p text:style-name="P3"><text:span text:style-name="T7">Welcome &amp; Overview (I)</text:span></text:p>
          </draw:text-box>
        </draw:frame>
        <draw:frame draw:name="Google Shape;102;p19" presentation:style-name="pr13" draw:text-style-name="P15" draw:layer="layout" svg:width="23.667cm" svg:height="9.489cm" svg:x="0.866cm" svg:y="3.201cm" presentation:class="outline" presentation:user-transformed="true">
          <draw:text-box>
            <text:list text:style-name="L4">
              <text:list-item>
                <text:p text:style-name="P10"><text:span text:style-name="T9">Purpose of the Bootcamp</text:span></text:p>
              </text:list-item>
            </text:list>
            <text:list text:style-name="L5">
              <text:list-item>
                <text:list>
                  <text:list-item>
                    <text:p text:style-name="P11"><text:span text:style-name="T10">Equip you with </text:span><text:span text:style-name="T14">modern programming tools used in research and industry</text:span></text:p>
                  </text:list-item>
                  <text:list-item>
                    <text:p text:style-name="P11"><text:span text:style-name="T10">Build habits for </text:span><text:span text:style-name="T14">reproducibility, collaboration, and scalability</text:span></text:p>
                  </text:list-item>
                </text:list>
              </text:list-item>
              <text:list-item>
                <text:p text:style-name="P10"><text:span text:style-name="T9">Why Python?</text:span></text:p>
                <text:list>
                  <text:list-item>
                    <text:p text:style-name="P11"><text:span text:style-name="T10">Ubiquitous in science, data analysis, and AI</text:span></text:p>
                  </text:list-item>
                  <text:list-item>
                    <text:p text:style-name="P11"><text:span text:style-name="T10">Huge ecosystem of open-source libraries for astronomy, simulation, and ML</text:span></text:p>
                  </text:list-item>
                  <text:list-item>
                    <text:p text:style-name="P11"><text:span text:style-name="T10">Easy to learn, readable, and powerful enough for large-scale computation</text:span></text:p>
                  </text:list-item>
                </text:list>
              </text:list-item>
            </text:list>
          </draw:text-box>
        </draw:frame>
        <draw:frame draw:name="Google Shape;103;p19"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98;g3803f745f6c_0_0:notes" draw:style-name="gr1" draw:layer="layout" svg:width="16.932cm" svg:height="9.524cm" svg:x="1.059cm" svg:y="1.905cm" draw:page-number="7" presentation:class="page"/>
          <draw:frame draw:name="Google Shape;99;g3803f745f6c_0_0:notes" presentation:style-name="pr14" draw:text-style-name="P18" draw:layer="layout" svg:width="15.239cm" svg:height="11.429cm" svg:x="1.905cm" svg:y="12.065cm" presentation:class="notes" presentation:user-transformed="true">
            <draw:text-box>
              <text:p text:style-name="P16"><text:span text:style-name="T20">Welcome to the Python Bootcamp! This course is designed to give you not just a programming language, but a </text:span><text:span text:style-name="T21">toolbox for modern research</text:span><text:span text:style-name="T20">. Python has become the de facto standard for data science, astrophysics, and AI because it strikes the perfect balance between ease of use, rich scientific libraries, and an active open-source community. By the end of this bootcamp, you’ll be able to write clean, reproducible code, collaborate efficiently with others, and leverage tools used by researchers and engineers worldwide.</text:span></text:p>
              <text:p text:style-name="P17"><text:span text:style-name="T20"/></text:p>
            </draw:text-box>
          </draw:frame>
        </presentation:notes>
        <officeooo:annotation svg:x="1.587cm" svg:y="3.174cm">
          <dc:creator>Jorge Carretero</dc:creator>
          <dc:date>2025-09-18T09:37:49.515000000</dc:date>
          <text:p>Aquí es donde podemos intentar hacerles llegar la idea de que cuando tienes estos skills por un lado vas a tener una más capacidad de progresar rápidamente en tu PhD thesis (mucho más rápido por poder hacer muchas pruebas, por poder reproducir los resultados más rápidos, por poder hacer los cálculos con "todos los datos", etc.), y por otro, porque estos skills son muy demandados fuera de Academia</text:p>
        </officeooo:annotation>
      </draw:page>
      <draw:page draw:name="Welcome &amp; Overview (II)" draw:style-name="dp1" draw:master-page-name="TITLE_5f_AND_5f_BODY" presentation:presentation-page-layout-name="AL2T1">
        <draw:frame draw:name="Google Shape;108;p20" presentation:style-name="pr5" draw:text-style-name="P7" draw:layer="layout" svg:width="18.987cm" svg:height="2.201cm" svg:x="5.547cm" svg:y="0.175cm" presentation:class="title" presentation:user-transformed="true">
          <draw:text-box>
            <text:p text:style-name="P3"><text:span text:style-name="T7">Welcome &amp; Overview (II)</text:span></text:p>
          </draw:text-box>
        </draw:frame>
        <draw:frame draw:name="Google Shape;109;p20" presentation:style-name="pr7" draw:text-style-name="P15" draw:layer="layout" svg:width="23.667cm" svg:height="9.489cm" svg:x="0.866cm" svg:y="3.201cm" presentation:class="outline" presentation:user-transformed="true">
          <draw:text-box>
            <text:list text:style-name="L4">
              <text:list-item>
                <text:p text:style-name="P10"><text:span text:style-name="T9">Learning Outcomes</text:span></text:p>
              </text:list-item>
            </text:list>
            <text:list text:style-name="L5">
              <text:list-item>
                <text:list>
                  <text:list-item>
                    <text:p text:style-name="P11"><text:span text:style-name="T10">Set up a productive development environment (IDEs, notebooks)</text:span></text:p>
                  </text:list-item>
                  <text:list-item>
                    <text:p text:style-name="P11"><text:span text:style-name="T10">Use Git &amp; GitHub for version control and collaboration</text:span></text:p>
                  </text:list-item>
                  <text:list-item>
                    <text:p text:style-name="P11"><text:span text:style-name="T10">Automate workflows with CI/CD</text:span></text:p>
                  </text:list-item>
                  <text:list-item>
                    <text:p text:style-name="P11"><text:span text:style-name="T10">Write reliable code through testing &amp; TDD</text:span></text:p>
                  </text:list-item>
                  <text:list-item>
                    <text:p text:style-name="P11"><text:span text:style-name="T10">Leverage LLM coding assistants (Copilot, Gemini)</text:span></text:p>
                  </text:list-item>
                </text:list>
              </text:list-item>
              <text:list-item>
                <text:p text:style-name="P10"><text:span text:style-name="T9">Course Themes</text:span></text:p>
                <text:list>
                  <text:list-item>
                    <text:p text:style-name="P11"><text:span text:style-name="T10">Reproducibility: code &amp; data pipelines that others can trust</text:span></text:p>
                  </text:list-item>
                  <text:list-item>
                    <text:p text:style-name="P11"><text:span text:style-name="T10">Collaboration: working together effectively with modern tools</text:span></text:p>
                  </text:list-item>
                  <text:list-item>
                    <text:p text:style-name="P11"><text:span text:style-name="T10">Productivity: using automation and best practices to move faster</text:span></text:p>
                  </text:list-item>
                </text:list>
              </text:list-item>
            </text:list>
          </draw:text-box>
        </draw:frame>
        <draw:frame draw:name="Google Shape;110;p20"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05;g3803f745f6c_0_9:notes" draw:style-name="gr1" draw:layer="layout" svg:width="16.932cm" svg:height="9.524cm" svg:x="1.059cm" svg:y="1.905cm" draw:page-number="8" presentation:class="page"/>
          <draw:frame draw:name="Google Shape;106;g3803f745f6c_0_9:notes" presentation:style-name="pr14" draw:text-style-name="P18" draw:layer="layout" svg:width="15.239cm" svg:height="11.429cm" svg:x="1.905cm" svg:y="12.065cm" presentation:class="notes" presentation:user-transformed="true">
            <draw:text-box>
              <text:p text:style-name="P16"><text:span text:style-name="T20">We’ll start by covering </text:span><text:span text:style-name="T21">fundamentals and tools</text:span><text:span text:style-name="T20">—how to set up a productive environment with IDEs and notebooks, how to track your work with Git, and how to use version control to collaborate. Then we’ll explore </text:span><text:span text:style-name="T21">best practices</text:span><text:span text:style-name="T20"> such as testing, CI/CD, and even agile workflows that can help manage research projects as if they were software projects. Finally, we’ll look at </text:span><text:span text:style-name="T21">cutting-edge capabilities</text:span><text:span text:style-name="T20">, from LLM coding assistants like GitHub Copilot or Gemini to distributed computing frameworks like Dask, Spark, and Ray for processing truly massive datasets.</text:span></text:p>
              <text:p text:style-name="P16"><text:span text:style-name="T20">The purpose of this course isn’t just to teach you Python syntax. It’s about giving you </text:span><text:span text:style-name="T21">reproducibility, collaboration, and productivity</text:span><text:span text:style-name="T20"> as core habits. You’ll learn how to write code others can trust, how to work with peers effectively, and how to scale your computations as your datasets grow. Think of this as your launchpad into modern computational science.</text:span></text:p>
              <text:p text:style-name="P17"><text:span text:style-name="T20"/></text:p>
            </draw:text-box>
          </draw:frame>
        </presentation:notes>
      </draw:page>
      <draw:page draw:name="Python in Scientific Computing" draw:style-name="dp1" draw:master-page-name="TITLE_5f_AND_5f_BODY" presentation:presentation-page-layout-name="AL2T1">
        <draw:frame draw:name="Google Shape;115;p21" presentation:style-name="pr5" draw:text-style-name="P7" draw:layer="layout" svg:width="18.987cm" svg:height="2.201cm" svg:x="5.547cm" svg:y="0.175cm" presentation:class="title" presentation:user-transformed="true">
          <draw:text-box>
            <text:p text:style-name="P3"><text:span text:style-name="T7">Python in Scientific Computing</text:span></text:p>
          </draw:text-box>
        </draw:frame>
        <draw:frame draw:name="Google Shape;116;p21" presentation:style-name="pr7" draw:text-style-name="P15" draw:layer="layout" svg:width="23.667cm" svg:height="9.489cm" svg:x="0.866cm" svg:y="3.201cm" presentation:class="outline" presentation:user-transformed="true">
          <draw:text-box>
            <text:list text:style-name="L4">
              <text:list-item>
                <text:p text:style-name="P10"><text:span text:style-name="T9">Why Python Is the Researcher’s Language</text:span></text:p>
              </text:list-item>
            </text:list>
            <text:list text:style-name="L5">
              <text:list-item>
                <text:list>
                  <text:list-item>
                    <text:p text:style-name="P11"><text:span text:style-name="T10">Ecosystem for Science</text:span></text:p>
                  </text:list-item>
                </text:list>
              </text:list-item>
            </text:list>
            <text:list text:style-name="L11">
              <text:list-item>
                <text:list>
                  <text:list-item>
                    <text:list>
                      <text:list-item>
                        <text:p text:style-name="P11"><text:span text:style-name="T11">NumPy • SciPy • Pandas • Astropy • Matplotlib • PyTorch • Scikit-learn</text:span></text:p>
                      </text:list-item>
                    </text:list>
                  </text:list-item>
                  <text:list-item>
                    <text:p text:style-name="P11"><text:span text:style-name="T10">Performance</text:span></text:p>
                    <text:list>
                      <text:list-item>
                        <text:p text:style-name="P11"><text:span text:style-name="T11">Interoperates with C/Fortran via Numba, Cython</text:span></text:p>
                      </text:list-item>
                    </text:list>
                  </text:list-item>
                  <text:list-item>
                    <text:p text:style-name="P11"><text:span text:style-name="T10">Community</text:span></text:p>
                    <text:list>
                      <text:list-item>
                        <text:p text:style-name="P11"><text:span text:style-name="T11">Open-source, peer-reviewed, collaborative culture</text:span></text:p>
                      </text:list-item>
                    </text:list>
                  </text:list-item>
                  <text:list-item>
                    <text:p text:style-name="P11"><text:span text:style-name="T10">Adoption</text:span></text:p>
                    <text:list>
                      <text:list-item>
                        <text:p text:style-name="P11"><text:span text:style-name="T11">Standard in astronomy, cosmology, and data science</text:span></text:p>
                      </text:list-item>
                    </text:list>
                  </text:list-item>
                </text:list>
              </text:list-item>
            </text:list>
          </draw:text-box>
        </draw:frame>
        <draw:frame draw:name="Google Shape;117;p21"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12;g3803f745f6c_0_21:notes" draw:style-name="gr1" draw:layer="layout" svg:width="16.932cm" svg:height="9.524cm" svg:x="1.059cm" svg:y="1.905cm" draw:page-number="9" presentation:class="page"/>
          <draw:frame draw:name="Google Shape;113;g3803f745f6c_0_21:notes" presentation:style-name="pr14" draw:text-style-name="P18" draw:layer="layout" svg:width="15.239cm" svg:height="11.429cm" svg:x="1.905cm" svg:y="12.065cm" presentation:class="notes" presentation:user-transformed="true">
            <draw:text-box>
              <text:p text:style-name="P16"><text:span text:style-name="T20">Python has become the </text:span><text:span text:style-name="T21">lingua franca of scientific computing</text:span><text:span text:style-name="T20">. Its ecosystem covers almost every step of the research workflow — from number-crunching with NumPy and SciPy, to astronomy-specific tools like Astropy, to powerful visualization libraries such as Matplotlib and Plotly. These libraries are designed to work together, making it easy to go from raw data to publication-ready plots in one language.</text:span></text:p>
              <text:p text:style-name="P16"><text:span text:style-name="T20">Performance is often a concern in science, but Python offers multiple solutions. Many libraries are already written in C, C++, or Fortran under the hood, so you get native speed without having to leave Python. When you need to push performance even further, tools like </text:span><text:span text:style-name="T21">Numba</text:span><text:span text:style-name="T20"> (just-in-time compilation) or </text:span><text:span text:style-name="T21">Cython</text:span><text:span text:style-name="T20"> (compiling Python to C) let you optimize the most demanding parts of your code while keeping the rest simple and readable.</text:span></text:p>
              <text:p text:style-name="P16"><text:span text:style-name="T20">Just as important as the technology is the </text:span><text:span text:style-name="T21">community behind it</text:span><text:span text:style-name="T20">. Python’s scientific stack is community-driven, open source, and peer-reviewed — which means bugs get found quickly, new features are contributed by researchers like you, and you benefit from shared best practices. This collaborative culture is why Python has become the default language for astronomy, cosmology, and many other data-intensive fields.</text:span></text:p>
              <text:p text:style-name="P17"><text:span text:style-name="T20"/></text:p>
            </draw:text-box>
          </draw:frame>
        </presentation:notes>
      </draw:page>
      <draw:page draw:name="Intro to Programming Languages" draw:style-name="dp1" draw:master-page-name="TITLE_5f_AND_5f_BODY" presentation:presentation-page-layout-name="AL2T1">
        <draw:frame draw:name="Google Shape;122;p22" presentation:style-name="pr5" draw:text-style-name="P7" draw:layer="layout" svg:width="18.987cm" svg:height="2.201cm" svg:x="5.547cm" svg:y="0.175cm" presentation:class="title" presentation:user-transformed="true">
          <draw:text-box>
            <text:p text:style-name="P3"><text:span text:style-name="T7">Intro to Programming Languages</text:span></text:p>
          </draw:text-box>
        </draw:frame>
        <draw:frame draw:name="Google Shape;123;p22" presentation:style-name="pr7" draw:text-style-name="P15" draw:layer="layout" svg:width="23.667cm" svg:height="9.489cm" svg:x="0.866cm" svg:y="3.201cm" presentation:class="outline" presentation:user-transformed="true">
          <draw:text-box>
            <text:p text:style-name="P13"><text:span text:style-name="T13">What Is a Programming Language?</text:span></text:p>
            <text:list text:style-name="L4">
              <text:list-item>
                <text:p text:style-name="P13"><text:span text:style-name="T16">Purpose</text:span><text:span text:style-name="T9">: Tool to give precise instructions to a computer</text:span></text:p>
              </text:list-item>
              <text:list-item>
                <text:p text:style-name="P13"><text:span text:style-name="T9">Levels:</text:span></text:p>
              </text:list-item>
            </text:list>
            <text:list text:style-name="L5">
              <text:list-item>
                <text:list>
                  <text:list-item>
                    <text:p text:style-name="P14"><text:span text:style-name="T10">High-level: Python, R, Julia – human-readable</text:span></text:p>
                  </text:list-item>
                  <text:list-item>
                    <text:p text:style-name="P14"><text:span text:style-name="T10">Low-level: C, Fortran, Assembly – close to hardware</text:span></text:p>
                  </text:list-item>
                </text:list>
              </text:list-item>
              <text:list-item>
                <text:p text:style-name="P13"><text:span text:style-name="T16">Domain-Specific</text:span><text:span text:style-name="T9">: IDL, Mathematica – specialized for a field</text:span></text:p>
              </text:list-item>
            </text:list>
            <text:p text:style-name="P13"><text:span text:style-name="T9"/></text:p>
          </draw:text-box>
        </draw:frame>
        <draw:frame draw:name="Google Shape;124;p22"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19;g3803f745f6c_0_36:notes" draw:style-name="gr1" draw:layer="layout" svg:width="16.932cm" svg:height="9.524cm" svg:x="1.059cm" svg:y="1.905cm" draw:page-number="10" presentation:class="page"/>
          <draw:frame draw:name="Google Shape;120;g3803f745f6c_0_36:notes" presentation:style-name="pr14" draw:text-style-name="P18" draw:layer="layout" svg:width="15.239cm" svg:height="11.429cm" svg:x="1.905cm" svg:y="12.065cm" presentation:class="notes" presentation:user-transformed="true">
            <draw:text-box>
              <text:p text:style-name="P16"><text:span text:style-name="T20">At its core, a </text:span><text:span text:style-name="T21">programming language is a way to communicate with a computer</text:span><text:span text:style-name="T20"> — a structured set of instructions that tells it exactly what to do. Just like natural languages, programming languages have grammar and vocabulary, but instead of talking to humans, you’re talking to machines.</text:span></text:p>
              <text:p text:style-name="P16"><text:span text:style-name="T20">We generally group languages by their </text:span><text:span text:style-name="T21">level of abstraction</text:span><text:span text:style-name="T20">. High-level languages like Python, R, and Julia are designed to be readable and productive — you focus on </text:span><text:span text:style-name="T22">what</text:span><text:span text:style-name="T20"> you want to compute, not on how the computer manages memory or registers. Low-level languages like C, Fortran, or even assembly are closer to the hardware, which makes them fast and powerful but also more complex to write and maintain.</text:span></text:p>
              <text:p text:style-name="P16"><text:span text:style-name="T20">In scientific research, you might also encounter </text:span><text:span text:style-name="T21">domain-specific languages</text:span><text:span text:style-name="T20"> like IDL or Mathematica that were designed for particular workflows. These can be useful, but Python has become the go-to language because it offers the flexibility of a general-purpose language with a massive scientific ecosystem. In this bootcamp, we’ll stick to Python, but it’s helpful to understand where it sits in the programming landscape.</text:span></text:p>
              <text:p text:style-name="P17"><text:span text:style-name="T20"/></text:p>
            </draw:text-box>
          </draw:frame>
        </presentation:notes>
      </draw:page>
      <draw:page draw:name="Compiled vs Interpreted Languages" draw:style-name="dp1" draw:master-page-name="TITLE_5f_AND_5f_BODY" presentation:presentation-page-layout-name="AL2T1">
        <draw:frame draw:name="Google Shape;129;p23" presentation:style-name="pr5" draw:text-style-name="P7" draw:layer="layout" svg:width="18.987cm" svg:height="2.201cm" svg:x="5.547cm" svg:y="0.175cm" presentation:class="title" presentation:user-transformed="true">
          <draw:text-box>
            <text:p text:style-name="P3"><text:span text:style-name="T7">Compiled vs Interpreted Languages</text:span></text:p>
          </draw:text-box>
        </draw:frame>
        <draw:frame draw:name="Google Shape;130;p23" presentation:style-name="pr7" draw:text-style-name="P15" draw:layer="layout" svg:width="23.667cm" svg:height="9.489cm" svg:x="0.866cm" svg:y="3.201cm" presentation:class="outline" presentation:user-transformed="true">
          <draw:text-box>
            <text:p text:style-name="P13"><text:span text:style-name="T13">How Code Becomes Execution</text:span></text:p>
            <text:list text:style-name="L4">
              <text:list-item>
                <text:p text:style-name="P13"><text:span text:style-name="T16">Compiled</text:span><text:span text:style-name="T9">: C, Fortran — translated to machine code before running → very fast</text:span></text:p>
              </text:list-item>
              <text:list-item>
                <text:p text:style-name="P13"><text:span text:style-name="T16">Interpreted</text:span><text:span text:style-name="T9">: Python, R — executed line by line → easier to prototype</text:span></text:p>
              </text:list-item>
              <text:list-item>
                <text:p text:style-name="P13"><text:span text:style-name="T16">Performance Tradeoff</text:span><text:span text:style-name="T9">: Fast runtime vs. fast development cycle</text:span></text:p>
              </text:list-item>
              <text:list-item>
                <text:p text:style-name="P13"><text:span text:style-name="T16">JIT Compilation</text:span><text:span text:style-name="T9">: Numba, PyPy bring compiled speed to Python</text:span></text:p>
              </text:list-item>
            </text:list>
            <text:p text:style-name="P13"><text:span text:style-name="T9"/></text:p>
          </draw:text-box>
        </draw:frame>
        <draw:frame draw:name="Google Shape;131;p23"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26;g3803f745f6c_0_46:notes" draw:style-name="gr1" draw:layer="layout" svg:width="16.932cm" svg:height="9.524cm" svg:x="1.059cm" svg:y="1.905cm" draw:page-number="11" presentation:class="page"/>
          <draw:frame draw:name="Google Shape;127;g3803f745f6c_0_46:notes" presentation:style-name="pr14" draw:text-style-name="P18" draw:layer="layout" svg:width="15.239cm" svg:height="11.429cm" svg:x="1.905cm" svg:y="12.065cm" presentation:class="notes" presentation:user-transformed="true">
            <draw:text-box>
              <text:p text:style-name="P16"><text:span text:style-name="T20">Programming languages differ not just in syntax, but in </text:span><text:span text:style-name="T21">how they run on a computer</text:span><text:span text:style-name="T20">. Compiled languages like C and Fortran are converted into machine code ahead of time. This means the computer can run them very efficiently — which is why most of the fastest scientific codes have at least some C or Fortran under the hood. The downside is a slower edit-compile-run cycle, making rapid experimentation a bit cumbersome.</text:span></text:p>
              <text:p text:style-name="P16"><text:span text:style-name="T20">Interpreted languages like Python take a different approach: code is read and executed line by line at runtime. This makes Python perfect for </text:span><text:span text:style-name="T21">exploration, quick iteration, and prototyping</text:span><text:span text:style-name="T20"> because you can see results immediately. The tradeoff is performance — pure Python can be slower for heavy numerical loops.</text:span></text:p>
              <text:p text:style-name="P16"><text:span text:style-name="T20">Fortunately, there’s a middle ground: </text:span><text:span text:style-name="T21">JIT compilation</text:span><text:span text:style-name="T20"> (Just-In-Time). Tools like Numba can compile specific Python functions on the fly for a big speed boost, and PyPy uses a JIT-enabled interpreter to accelerate whole programs. In practice, many researchers write most of their logic in Python for readability and maintainability, and then optimize performance-critical parts with C extensions, Numba, or compiled libraries.</text:span></text:p>
              <text:p text:style-name="P17"><text:span text:style-name="T20"/></text:p>
            </draw:text-box>
          </draw:frame>
        </presentation:notes>
      </draw:page>
      <draw:page draw:name="IDEs &amp; Development Environments" draw:style-name="dp1" draw:master-page-name="TITLE_5f_AND_5f_BODY" presentation:presentation-page-layout-name="AL2T1">
        <draw:frame draw:name="Google Shape;136;p24" presentation:style-name="pr5" draw:text-style-name="P7" draw:layer="layout" svg:width="18.987cm" svg:height="2.201cm" svg:x="5.547cm" svg:y="0.175cm" presentation:class="title" presentation:user-transformed="true">
          <draw:text-box>
            <text:p text:style-name="P3"><text:span text:style-name="T7">IDEs &amp; Development Environments</text:span></text:p>
          </draw:text-box>
        </draw:frame>
        <draw:frame draw:name="Google Shape;137;p24" presentation:style-name="pr7" draw:text-style-name="P15" draw:layer="layout" svg:width="23.667cm" svg:height="9.489cm" svg:x="0.866cm" svg:y="3.201cm" presentation:class="outline" presentation:user-transformed="true">
          <draw:text-box>
            <text:list text:style-name="L4">
              <text:list-item>
                <text:p text:style-name="P10"><text:span text:style-name="T16">IDE </text:span><text:span text:style-name="T9">= Integrated Development Environment</text:span></text:p>
              </text:list-item>
            </text:list>
            <text:list text:style-name="L5">
              <text:list-item>
                <text:list>
                  <text:list-item>
                    <text:p text:style-name="P11"><text:span text:style-name="T10">VS Code, PyCharm — autocomplete, linting, debugging, testing, tooling</text:span></text:p>
                  </text:list-item>
                </text:list>
              </text:list-item>
              <text:list-item>
                <text:p text:style-name="P10"><text:span text:style-name="T16">JupyterLab</text:span><text:span text:style-name="T9">: Interactive notebooks for science &amp; exploration</text:span></text:p>
              </text:list-item>
              <text:list-item>
                <text:p text:style-name="P10"><text:span text:style-name="T16">Terminal </text:span><text:span text:style-name="T9">Tools: Run quick scripts, manage environments</text:span></text:p>
              </text:list-item>
              <text:list-item>
                <text:p text:style-name="P10"><text:span text:style-name="T9">Recommended Setup:</text:span></text:p>
                <text:list>
                  <text:list-item>
                    <text:p text:style-name="P11"><text:span text:style-name="T10">Python 3.12+, VS Code, Jupyter, Git, venv/Conda</text:span></text:p>
                  </text:list-item>
                </text:list>
              </text:list-item>
            </text:list>
          </draw:text-box>
        </draw:frame>
        <draw:frame draw:name="Google Shape;138;p24"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33;g3803f745f6c_0_52:notes" draw:style-name="gr1" draw:layer="layout" svg:width="16.932cm" svg:height="9.524cm" svg:x="1.059cm" svg:y="1.905cm" draw:page-number="12" presentation:class="page"/>
          <draw:frame draw:name="Google Shape;134;g3803f745f6c_0_52:notes" presentation:style-name="pr14" draw:text-style-name="P18" draw:layer="layout" svg:width="15.239cm" svg:height="11.429cm" svg:x="1.905cm" svg:y="12.065cm" presentation:class="notes" presentation:user-transformed="true">
            <draw:text-box>
              <text:p text:style-name="P16"><text:span text:style-name="T20">Your </text:span><text:span text:style-name="T21">development environment</text:span><text:span text:style-name="T20"> is where you spend most of your time as a researcher writing code, running experiments, and analyzing results. An </text:span><text:span text:style-name="T21">IDE</text:span><text:span text:style-name="T20"> (Integrated Development Environment) brings together useful tools like syntax highlighting, autocomplete, linting, debugging, and even Git integration in a single place. VS Code and PyCharm are two of the most popular IDEs for Python, and both are excellent choices.</text:span></text:p>
              <text:p text:style-name="P16"><text:span text:style-name="T20">For interactive, experiment-driven work — like testing an equation or plotting results — </text:span><text:span text:style-name="T21">JupyterLab</text:span><text:span text:style-name="T20"> is an invaluable tool. It lets you mix code, visualizations, and notes in a single notebook, making it easy to document your process and share with collaborators. It’s like a digital lab notebook where your experiments are reproducible.</text:span></text:p>
              <text:p text:style-name="P16"><text:span text:style-name="T20">You’ll also need some </text:span><text:span text:style-name="T21">terminal/CLI skills</text:span><text:span text:style-name="T20">: running scripts, managing virtual environments, and installing packages. For this course, we recommend a setup that uses </text:span><text:span text:style-name="T21">Python 3.10+</text:span><text:span text:style-name="T20">, </text:span><text:span text:style-name="T21">VS Code</text:span><text:span text:style-name="T20">, </text:span><text:span text:style-name="T21">Jupyter</text:span><text:span text:style-name="T20">, </text:span><text:span text:style-name="T21">Git</text:span><text:span text:style-name="T20">, and either </text:span><text:span text:style-name="T23">venv</text:span><text:span text:style-name="T24"> or Conda for environment management. This combination is portable, modern, and widely used in both academia and industry.</text:span></text:p>
              <text:p text:style-name="P17"><text:span text:style-name="T24"/></text:p>
            </draw:text-box>
          </draw:frame>
        </presentation:notes>
      </draw:page>
      <draw:page draw:name="Jupyter Notebooks for Research" draw:style-name="dp1" draw:master-page-name="TITLE_5f_AND_5f_BODY" presentation:presentation-page-layout-name="AL2T1">
        <draw:frame draw:name="Google Shape;143;p25" presentation:style-name="pr5" draw:text-style-name="P7" draw:layer="layout" svg:width="18.987cm" svg:height="2.201cm" svg:x="5.547cm" svg:y="0.175cm" presentation:class="title" presentation:user-transformed="true">
          <draw:text-box>
            <text:p text:style-name="P3"><text:span text:style-name="T7">Jupyter Notebooks for Research</text:span></text:p>
          </draw:text-box>
        </draw:frame>
        <draw:frame draw:name="Google Shape;144;p25" presentation:style-name="pr7" draw:text-style-name="P15" draw:layer="layout" svg:width="23.667cm" svg:height="9.489cm" svg:x="0.866cm" svg:y="3.201cm" presentation:class="outline" presentation:user-transformed="true">
          <draw:text-box>
            <text:list text:style-name="L4">
              <text:list-item>
                <text:p text:style-name="P10"><text:span text:style-name="T9">Literate Programming</text:span></text:p>
              </text:list-item>
            </text:list>
            <text:list text:style-name="L5">
              <text:list-item>
                <text:list>
                  <text:list-item>
                    <text:p text:style-name="P11"><text:span text:style-name="T10">Combine code, text (Markdown), LaTeX, plots</text:span></text:p>
                  </text:list-item>
                </text:list>
              </text:list-item>
              <text:list-item>
                <text:p text:style-name="P10"><text:span text:style-name="T9">Use Cases</text:span></text:p>
                <text:list>
                  <text:list-item>
                    <text:p text:style-name="P11"><text:span text:style-name="T10">Data exploration, simulations, reproducible workflows</text:span></text:p>
                  </text:list-item>
                </text:list>
              </text:list-item>
              <text:list-item>
                <text:p text:style-name="P10"><text:span text:style-name="T9">Sharing</text:span></text:p>
                <text:list>
                  <text:list-item>
                    <text:p text:style-name="P11"><text:span text:style-name="T10">Easy to save, share, and rerun experiments</text:span></text:p>
                  </text:list-item>
                </text:list>
              </text:list-item>
              <text:list-item>
                <text:p text:style-name="P10"><text:span text:style-name="T9">Tools</text:span></text:p>
                <text:list>
                  <text:list-item>
                    <text:p text:style-name="P11"><text:span text:style-name="T10">JupyterLab • VS Code notebooks • Google Colab</text:span></text:p>
                  </text:list-item>
                </text:list>
              </text:list-item>
            </text:list>
          </draw:text-box>
        </draw:frame>
        <draw:frame draw:name="Google Shape;145;p25"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40;g3803f745f6c_0_58:notes" draw:style-name="gr1" draw:layer="layout" svg:width="16.932cm" svg:height="9.524cm" svg:x="1.059cm" svg:y="1.905cm" draw:page-number="13" presentation:class="page"/>
          <draw:frame draw:name="Google Shape;141;g3803f745f6c_0_58:notes" presentation:style-name="pr14" draw:text-style-name="P18" draw:layer="layout" svg:width="15.239cm" svg:height="11.429cm" svg:x="1.905cm" svg:y="12.065cm" presentation:class="notes" presentation:user-transformed="true">
            <draw:text-box>
              <text:p text:style-name="P16"><text:span text:style-name="T20">Jupyter notebooks are one of the most powerful tools for scientific research because they enable </text:span><text:span text:style-name="T21">literate programming</text:span><text:span text:style-name="T20"> — a style of coding where you mix executable code, explanatory text, math formulas (LaTeX), and visualizations all in one place. This makes your work not just functional but </text:span><text:span text:style-name="T22">readable</text:span><text:span text:style-name="T20"> and easy to follow later.</text:span></text:p>
              <text:p text:style-name="P16"><text:span text:style-name="T20">Notebooks are ideal for </text:span><text:span text:style-name="T21">exploration and experimentation</text:span><text:span text:style-name="T20">. You can tweak parameters, rerun only part of your analysis, and instantly visualize results — perfect for simulations, data analysis, or quick proofs of concept. For final, production-ready workflows, you might still convert code into scripts or modules, but notebooks are a great starting point.</text:span></text:p>
              <text:p text:style-name="P16"><text:span text:style-name="T20">One of Jupyter’s biggest strengths is </text:span><text:span text:style-name="T21">reproducibility and sharing</text:span><text:span text:style-name="T20">. You can send a notebook to a collaborator, or run it in the cloud via Google Colab, and they’ll see exactly what you did — code, data transformations, and results all together. Combined with version control (which we’ll cover next), notebooks become an excellent tool for transparent and reproducible research.</text:span></text:p>
              <text:p text:style-name="P17"><text:span text:style-name="T20"/></text:p>
            </draw:text-box>
          </draw:frame>
        </presentation:notes>
      </draw:page>
      <draw:page draw:name="Version Control with Git" draw:style-name="dp1" draw:master-page-name="TITLE_5f_AND_5f_BODY" presentation:presentation-page-layout-name="AL2T1">
        <draw:frame draw:name="Google Shape;150;p26" presentation:style-name="pr5" draw:text-style-name="P7" draw:layer="layout" svg:width="18.987cm" svg:height="2.201cm" svg:x="5.547cm" svg:y="0.175cm" presentation:class="title" presentation:user-transformed="true">
          <draw:text-box>
            <text:p text:style-name="P3"><text:span text:style-name="T7">Version Control with Git</text:span></text:p>
          </draw:text-box>
        </draw:frame>
        <draw:frame draw:name="Google Shape;151;p26" presentation:style-name="pr7" draw:text-style-name="P15" draw:layer="layout" svg:width="23.667cm" svg:height="9.489cm" svg:x="0.866cm" svg:y="3.201cm" presentation:class="outline" presentation:user-transformed="true">
          <draw:text-box>
            <text:list text:style-name="L4">
              <text:list-item>
                <text:p text:style-name="P10"><text:span text:style-name="T9">Version Control</text:span></text:p>
              </text:list-item>
            </text:list>
            <text:list text:style-name="L5">
              <text:list-item>
                <text:list>
                  <text:list-item>
                    <text:p text:style-name="P11"><text:span text:style-name="T10">Save history, revert changes, experiment safely</text:span></text:p>
                  </text:list-item>
                </text:list>
              </text:list-item>
              <text:list-item>
                <text:p text:style-name="P10"><text:span text:style-name="T9">Core Commands</text:span></text:p>
                <text:list>
                  <text:list-item>
                    <text:p text:style-name="P11"><text:span text:style-name="T10">init, clone, commit, push, pull, branch</text:span></text:p>
                  </text:list-item>
                </text:list>
              </text:list-item>
              <text:list-item>
                <text:p text:style-name="P10"><text:span text:style-name="T9">Collaboration</text:span></text:p>
                <text:list>
                  <text:list-item>
                    <text:p text:style-name="P11"><text:span text:style-name="T10">GitHub / GitLab for hosting &amp; teamwork</text:span></text:p>
                  </text:list-item>
                </text:list>
              </text:list-item>
              <text:list-item>
                <text:p text:style-name="P10"><text:span text:style-name="T9">Best Practices</text:span></text:p>
                <text:list>
                  <text:list-item>
                    <text:p text:style-name="P11"><text:span text:style-name="T10">Small commits</text:span></text:p>
                  </text:list-item>
                  <text:list-item>
                    <text:p text:style-name="P11"><text:span text:style-name="T10">Clear messages</text:span></text:p>
                  </text:list-item>
                  <text:list-item>
                    <text:p text:style-name="P11"><text:span text:style-name="T10">.gitignore</text:span></text:p>
                  </text:list-item>
                </text:list>
              </text:list-item>
            </text:list>
          </draw:text-box>
        </draw:frame>
        <draw:frame draw:name="Google Shape;152;p26"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47;g3803f745f6c_0_73:notes" draw:style-name="gr1" draw:layer="layout" svg:width="16.932cm" svg:height="9.524cm" svg:x="1.059cm" svg:y="1.905cm" draw:page-number="14" presentation:class="page"/>
          <draw:frame draw:name="Google Shape;148;g3803f745f6c_0_73:notes" presentation:style-name="pr14" draw:text-style-name="P18" draw:layer="layout" svg:width="15.239cm" svg:height="11.429cm" svg:x="1.905cm" svg:y="12.065cm" presentation:class="notes" presentation:user-transformed="true">
            <draw:text-box>
              <text:p text:style-name="P16"><text:span text:style-name="T20">Version control is like a </text:span><text:span text:style-name="T21">time machine for your code</text:span><text:span text:style-name="T20"> — it keeps track of every change you make, lets you roll back if something breaks, and helps you experiment safely. With Git, you can create snapshots of your project (commits), branch off to test an idea, and merge back when you’re ready. This is critical in research, where reproducibility and traceability matter.</text:span></text:p>
              <text:p text:style-name="P16"><text:span text:style-name="T20">The core Git workflow is simple: initialize a repository, make changes, commit them with a clear message, and push your work to a remote server like GitHub or GitLab. When working with others, you can pull their updates, resolve conflicts, and keep everyone in sync.</text:span></text:p>
              <text:p text:style-name="P16"><text:span text:style-name="T20">Good habits make a huge difference: write </text:span><text:span text:style-name="T21">small, meaningful commits</text:span><text:span text:style-name="T20">, use </text:span><text:span text:style-name="T23">.gitignore</text:span><text:span text:style-name="T24"> to keep clutter out of your history, and include a </text:span><text:span text:style-name="T23">README</text:span><text:span text:style-name="T24"> to explain your project. Once you get used to Git, it becomes second nature and gives you confidence that your code — and your science — won’t get lost.</text:span></text:p>
              <text:p text:style-name="P17"><text:span text:style-name="T24"/></text:p>
            </draw:text-box>
          </draw:frame>
        </presentation:notes>
      </draw:page>
      <draw:page draw:name="Collaborating on Code" draw:style-name="dp1" draw:master-page-name="TITLE_5f_AND_5f_BODY" presentation:presentation-page-layout-name="AL2T1">
        <draw:frame draw:name="Google Shape;157;p27" presentation:style-name="pr5" draw:text-style-name="P7" draw:layer="layout" svg:width="18.987cm" svg:height="2.201cm" svg:x="5.547cm" svg:y="0.175cm" presentation:class="title" presentation:user-transformed="true">
          <draw:text-box>
            <text:p text:style-name="P3"><text:span text:style-name="T7">Collaborating on Code</text:span></text:p>
          </draw:text-box>
        </draw:frame>
        <draw:frame draw:name="Google Shape;158;p27" presentation:style-name="pr7" draw:text-style-name="P15" draw:layer="layout" svg:width="23.667cm" svg:height="9.489cm" svg:x="0.866cm" svg:y="3.201cm" presentation:class="outline" presentation:user-transformed="true">
          <draw:text-box>
            <text:p text:style-name="P13"><text:span text:style-name="T13">Teamwork and Open Science</text:span></text:p>
            <text:list text:style-name="L4">
              <text:list-item>
                <text:p text:style-name="P13"><text:span text:style-name="T9">Collaboration Tools:</text:span></text:p>
              </text:list-item>
            </text:list>
            <text:list text:style-name="L5">
              <text:list-item>
                <text:list>
                  <text:list-item>
                    <text:p text:style-name="P14"><text:span text:style-name="T10">Pull Requests • Code Reviews • GitHub Issues/Discussions</text:span></text:p>
                  </text:list-item>
                </text:list>
              </text:list-item>
              <text:list-item>
                <text:p text:style-name="P13"><text:span text:style-name="T9">Project Structure:</text:span></text:p>
                <text:list>
                  <text:list-item>
                    <text:p text:style-name="P14"><text:span text:style-name="T10">Modular code • Clear directories • Inline documentation</text:span></text:p>
                  </text:list-item>
                </text:list>
              </text:list-item>
              <text:list-item>
                <text:p text:style-name="P13"><text:span text:style-name="T9">Open Science &amp; Licensing:</text:span></text:p>
                <text:list>
                  <text:list-item>
                    <text:p text:style-name="P14"><text:span text:style-name="T10">MIT, GPL, and other open-source licenses</text:span></text:p>
                  </text:list-item>
                </text:list>
              </text:list-item>
              <text:list-item>
                <text:p text:style-name="P13"><text:span text:style-name="T9">Best Practices:</text:span></text:p>
                <text:list>
                  <text:list-item>
                    <text:p text:style-name="P14"><text:span text:style-name="T10">Review carefully, communicate clearly, document changes</text:span></text:p>
                  </text:list-item>
                </text:list>
              </text:list-item>
            </text:list>
          </draw:text-box>
        </draw:frame>
        <draw:frame draw:name="Google Shape;159;p27"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54;g3803f745f6c_0_126:notes" draw:style-name="gr1" draw:layer="layout" svg:width="16.932cm" svg:height="9.524cm" svg:x="1.059cm" svg:y="1.905cm" draw:page-number="15" presentation:class="page"/>
          <draw:frame draw:name="Google Shape;155;g3803f745f6c_0_126:notes" presentation:style-name="pr14" draw:text-style-name="P18" draw:layer="layout" svg:width="15.239cm" svg:height="11.429cm" svg:x="1.905cm" svg:y="12.065cm" presentation:class="notes" presentation:user-transformed="true">
            <draw:text-box>
              <text:p text:style-name="P16"><text:span text:style-name="T20">Collaboration is key in modern research, especially when multiple people contribute to code, analyses, or simulations. </text:span><text:span text:style-name="T21">Pull Requests</text:span><text:span text:style-name="T20"> (PRs) allow you to propose changes safely, review them with teammates, and merge only after consensus. </text:span><text:span text:style-name="T21">Code reviews</text:span><text:span text:style-name="T20"> catch errors, improve readability, and maintain consistency in style.</text:span></text:p>
              <text:p text:style-name="P16"><text:span text:style-name="T21">GitHub Issues and Discussions</text:span><text:span text:style-name="T20"> are useful for planning features, reporting bugs, and documenting decisions. Structuring projects with </text:span><text:span text:style-name="T21">modular code, clear directories, and inline documentation</text:span><text:span text:style-name="T20"> ensures that everyone can navigate, understand, and contribute effectively.</text:span></text:p>
              <text:p text:style-name="P16"><text:span text:style-name="T20">Finally, adopting </text:span><text:span text:style-name="T21">open science practices and proper licensing</text:span><text:span text:style-name="T20"> ensures that your work can be shared responsibly. Licenses like MIT or GPL clarify how others can use your code while protecting your intellectual contributions. Good collaboration combines tools, habits, and ethics — helping your team produce reliable and reusable scientific software.</text:span></text:p>
              <text:p text:style-name="P17"><text:span text:style-name="T20"/></text:p>
            </draw:text-box>
          </draw:frame>
        </presentation:notes>
      </draw:page>
      <draw:page draw:name="Agile &amp; Scrum (for Scientists!)" draw:style-name="dp1" draw:master-page-name="TITLE_5f_AND_5f_BODY" presentation:presentation-page-layout-name="AL2T1">
        <draw:frame draw:name="Google Shape;164;p28" presentation:style-name="pr5" draw:text-style-name="P7" draw:layer="layout" svg:width="18.987cm" svg:height="2.201cm" svg:x="5.547cm" svg:y="0.175cm" presentation:class="title" presentation:user-transformed="true">
          <draw:text-box>
            <text:p text:style-name="P3"><text:span text:style-name="T7">Agile &amp; Scrum (for Scientists!)</text:span></text:p>
          </draw:text-box>
        </draw:frame>
        <draw:frame draw:name="Google Shape;165;p28" presentation:style-name="pr7" draw:text-style-name="P15" draw:layer="layout" svg:width="23.667cm" svg:height="9.489cm" svg:x="0.866cm" svg:y="3.201cm" presentation:class="outline" presentation:user-transformed="true">
          <draw:text-box>
            <text:p text:style-name="P13"><text:span text:style-name="T13">Managing Research Like a Software Project</text:span></text:p>
            <text:list text:style-name="L4">
              <text:list-item>
                <text:p text:style-name="P13"><text:span text:style-name="T9">Agile Mindset</text:span></text:p>
              </text:list-item>
            </text:list>
            <text:list text:style-name="L5">
              <text:list-item>
                <text:list>
                  <text:list-item>
                    <text:p text:style-name="P14"><text:span text:style-name="T10">Iterative, flexible, feedback-driven progress</text:span></text:p>
                  </text:list-item>
                </text:list>
              </text:list-item>
              <text:list-item>
                <text:p text:style-name="P13"><text:span text:style-name="T9">Scrum Basics</text:span></text:p>
                <text:list>
                  <text:list-item>
                    <text:p text:style-name="P14"><text:span text:style-name="T10">Sprints • Stand-ups • Retrospectives</text:span></text:p>
                  </text:list-item>
                </text:list>
              </text:list-item>
              <text:list-item>
                <text:p text:style-name="P13"><text:span text:style-name="T9">Adapted for Science</text:span></text:p>
                <text:list>
                  <text:list-item>
                    <text:p text:style-name="P14"><text:span text:style-name="T10">Weekly goals • Research backlogs • Milestone tracking</text:span></text:p>
                  </text:list-item>
                </text:list>
              </text:list-item>
              <text:list-item>
                <text:p text:style-name="P13"><text:span text:style-name="T9">Tools</text:span></text:p>
                <text:list>
                  <text:list-item>
                    <text:p text:style-name="P14"><text:span text:style-name="T10">Trello • GitHub Projects • Notion</text:span></text:p>
                  </text:list-item>
                </text:list>
              </text:list-item>
            </text:list>
          </draw:text-box>
        </draw:frame>
        <draw:frame draw:name="Google Shape;166;p28"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61;g3803f745f6c_0_79:notes" draw:style-name="gr1" draw:layer="layout" svg:width="16.932cm" svg:height="9.524cm" svg:x="1.059cm" svg:y="1.905cm" draw:page-number="16" presentation:class="page"/>
          <draw:frame draw:name="Google Shape;162;g3803f745f6c_0_79:notes" presentation:style-name="pr14" draw:text-style-name="P18" draw:layer="layout" svg:width="15.239cm" svg:height="11.429cm" svg:x="1.905cm" svg:y="12.065cm" presentation:class="notes" presentation:user-transformed="true">
            <draw:text-box>
              <text:p text:style-name="P16"><text:span text:style-name="T20">Agile is more than a software buzzword — it’s a </text:span><text:span text:style-name="T21">mindset for tackling complex, uncertain projects</text:span><text:span text:style-name="T20">. Instead of planning everything upfront, Agile focuses on small, iterative steps: you build something, evaluate the results, and adjust your plan. This is surprisingly similar to how science works — you form a hypothesis, run experiments, and refine based on results.</text:span></text:p>
              <text:p text:style-name="P16"><text:span text:style-name="T20">Scrum is one of the most popular Agile frameworks. It introduces ideas like </text:span><text:span text:style-name="T21">sprints</text:span><text:span text:style-name="T20"> (short, focused work periods), </text:span><text:span text:style-name="T21">stand-ups</text:span><text:span text:style-name="T20"> (brief daily check-ins), and </text:span><text:span text:style-name="T21">retrospectives</text:span><text:span text:style-name="T20"> (regular reflection on what worked and what can improve). These help teams stay aligned and continuously improve.</text:span></text:p>
              <text:p text:style-name="P16"><text:span text:style-name="T20">For research, you can adapt these ideas by keeping a </text:span><text:span text:style-name="T21">backlog of research tasks</text:span><text:span text:style-name="T20">, setting </text:span><text:span text:style-name="T21">weekly goals</text:span><text:span text:style-name="T20">, and tracking progress visually. Tools like Trello, GitHub Projects, or Notion let you organize tasks on a Kanban board, making it easy to see what’s in progress, what’s done, and what’s next. This structure helps prevent projects from getting stuck and makes collaboration smoother.</text:span></text:p>
              <text:p text:style-name="P17"><text:span text:style-name="T20"/></text:p>
            </draw:text-box>
          </draw:frame>
        </presentation:notes>
      </draw:page>
      <draw:page draw:name="Test-Driven Development (TDD)" draw:style-name="dp1" draw:master-page-name="TITLE_5f_AND_5f_BODY" presentation:presentation-page-layout-name="AL2T1">
        <draw:frame draw:name="Google Shape;171;p29" presentation:style-name="pr5" draw:text-style-name="P7" draw:layer="layout" svg:width="18.987cm" svg:height="2.201cm" svg:x="5.547cm" svg:y="0.175cm" presentation:class="title" presentation:user-transformed="true">
          <draw:text-box>
            <text:p text:style-name="P3"><text:span text:style-name="T7">Test-Driven Development (TDD)</text:span></text:p>
          </draw:text-box>
        </draw:frame>
        <draw:frame draw:name="Google Shape;172;p29" presentation:style-name="pr7" draw:text-style-name="P15" draw:layer="layout" svg:width="23.667cm" svg:height="9.489cm" svg:x="0.866cm" svg:y="3.201cm" presentation:class="outline" presentation:user-transformed="true">
          <draw:text-box>
            <text:p text:style-name="P13"><text:span text:style-name="T13">Trust Your Code, Trust Your Results</text:span></text:p>
            <text:list text:style-name="L4">
              <text:list-item>
                <text:p text:style-name="P13"><text:span text:style-name="T9">Why Test?</text:span></text:p>
              </text:list-item>
            </text:list>
            <text:list text:style-name="L5">
              <text:list-item>
                <text:list>
                  <text:list-item>
                    <text:p text:style-name="P14"><text:span text:style-name="T10">Catch bugs early, ensure reproducibility</text:span></text:p>
                  </text:list-item>
                </text:list>
              </text:list-item>
              <text:list-item>
                <text:p text:style-name="P13"><text:span text:style-name="T9">Test Types:</text:span></text:p>
                <text:list>
                  <text:list-item>
                    <text:p text:style-name="P14"><text:span text:style-name="T10"><text:s/></text:span><text:span text:style-name="T10">Unit • Integration • Regression</text:span></text:p>
                  </text:list-item>
                </text:list>
              </text:list-item>
              <text:list-item>
                <text:p text:style-name="P13"><text:span text:style-name="T9">TDD Workflow:</text:span></text:p>
                <text:list>
                  <text:list-item>
                    <text:p text:style-name="P14"><text:span text:style-name="T10"><text:s/></text:span><text:span text:style-name="T10">Write test ➝ Write code ➝ Validate</text:span></text:p>
                  </text:list-item>
                </text:list>
              </text:list-item>
              <text:list-item>
                <text:p text:style-name="P13"><text:span text:style-name="T9">Tools:</text:span></text:p>
                <text:list>
                  <text:list-item>
                    <text:p text:style-name="P14"><text:span text:style-name="T10">pytest • unittest • doctest</text:span></text:p>
                  </text:list-item>
                </text:list>
              </text:list-item>
            </text:list>
          </draw:text-box>
        </draw:frame>
        <draw:frame draw:name="Google Shape;173;p29"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68;g3803f745f6c_0_85:notes" draw:style-name="gr1" draw:layer="layout" svg:width="16.932cm" svg:height="9.524cm" svg:x="1.059cm" svg:y="1.905cm" draw:page-number="17" presentation:class="page"/>
          <draw:frame draw:name="Google Shape;169;g3803f745f6c_0_85:notes" presentation:style-name="pr14" draw:text-style-name="P18" draw:layer="layout" svg:width="15.239cm" svg:height="11.429cm" svg:x="1.905cm" svg:y="12.065cm" presentation:class="notes" presentation:user-transformed="true">
            <draw:text-box>
              <text:p text:style-name="P16"><text:span text:style-name="T20">In research, </text:span><text:span text:style-name="T21">a single bug can invalidate months of results</text:span><text:span text:style-name="T20"> — and sometimes those bugs are silent, giving plausible but wrong numbers. That’s why testing matters so much: it gives you confidence that your code is doing what you think it’s doing. Testing is not just for software engineers — it’s a best practice for anyone whose work depends on correct computation.</text:span></text:p>
              <text:p text:style-name="P16"><text:span text:style-name="T20">There are several types of tests. </text:span><text:span text:style-name="T21">Unit tests</text:span><text:span text:style-name="T20"> check small, isolated pieces of code (like a function). </text:span><text:span text:style-name="T21">Integration tests</text:span><text:span text:style-name="T20"> make sure different components work together correctly. </text:span><text:span text:style-name="T21">Regression tests</text:span><text:span text:style-name="T20"> ensure that results stay consistent over time, which is crucial when you update a library or refactor your code.</text:span></text:p>
              <text:p text:style-name="P16"><text:span text:style-name="T20">Test-Driven Development (TDD) flips the usual workflow on its head: you write the test first, then write just enough code to make it pass, then refactor safely. Tools like </text:span><text:span text:style-name="T23">pytest</text:span><text:span text:style-name="T24">, </text:span><text:span text:style-name="T23">unittest</text:span><text:span text:style-name="T24">, or even </text:span><text:span text:style-name="T23">doctest</text:span><text:span text:style-name="T24"> make writing and running tests simple. The goal isn’t 100% test coverage, but rather catching mistakes early and keeping your research code reliable over time.</text:span></text:p>
              <text:p text:style-name="P17"><text:span text:style-name="T24"/></text:p>
            </draw:text-box>
          </draw:frame>
        </presentation:notes>
      </draw:page>
      <draw:page draw:name="CI / CD" draw:style-name="dp1" draw:master-page-name="TITLE_5f_AND_5f_BODY" presentation:presentation-page-layout-name="AL2T1">
        <draw:frame draw:name="Google Shape;178;p30" presentation:style-name="pr5" draw:text-style-name="P7" draw:layer="layout" svg:width="18.987cm" svg:height="2.201cm" svg:x="5.547cm" svg:y="0.175cm" presentation:class="title" presentation:user-transformed="true">
          <draw:text-box>
            <text:p text:style-name="P3"><text:span text:style-name="T7">CI / CD</text:span></text:p>
          </draw:text-box>
        </draw:frame>
        <draw:frame draw:name="Google Shape;179;p30" presentation:style-name="pr7" draw:text-style-name="P15" draw:layer="layout" svg:width="23.667cm" svg:height="9.489cm" svg:x="0.866cm" svg:y="3.201cm" presentation:class="outline" presentation:user-transformed="true">
          <draw:text-box>
            <text:list text:style-name="L4">
              <text:list-item>
                <text:p text:style-name="P10"><text:span text:style-name="T9">CI/CD Concepts:</text:span></text:p>
              </text:list-item>
            </text:list>
            <text:list text:style-name="L5">
              <text:list-item>
                <text:list>
                  <text:list-item>
                    <text:p text:style-name="P11"><text:span text:style-name="T10">CI (Continuous Integration): Run tests on every code change</text:span></text:p>
                  </text:list-item>
                  <text:list-item>
                    <text:p text:style-name="P11"><text:span text:style-name="T10">CD (Continuous Delivery/Deployment): Automate releases or reproducible pipelines</text:span></text:p>
                  </text:list-item>
                </text:list>
              </text:list-item>
              <text:list-item>
                <text:p text:style-name="P10"><text:span text:style-name="T9">Automation Tasks</text:span></text:p>
                <text:list>
                  <text:list-item>
                    <text:p text:style-name="P11"><text:span text:style-name="T10">Testing • Linting • Formatting</text:span></text:p>
                  </text:list-item>
                </text:list>
              </text:list-item>
              <text:list-item>
                <text:p text:style-name="P10"><text:span text:style-name="T9">Tools</text:span></text:p>
                <text:list>
                  <text:list-item>
                    <text:p text:style-name="P11"><text:span text:style-name="T10">GitHub Actions • GitLab CI • CircleCI</text:span></text:p>
                  </text:list-item>
                </text:list>
              </text:list-item>
              <text:list-item>
                <text:p text:style-name="P10"><text:span text:style-name="T9">Example</text:span></text:p>
                <text:list>
                  <text:list-item>
                    <text:p text:style-name="P11"><text:span text:style-name="T10">Python repo automatically runs tests and linters on each push</text:span></text:p>
                  </text:list-item>
                </text:list>
              </text:list-item>
            </text:list>
          </draw:text-box>
        </draw:frame>
        <draw:frame draw:name="Google Shape;180;p30"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75;g3803f745f6c_0_91:notes" draw:style-name="gr1" draw:layer="layout" svg:width="16.932cm" svg:height="9.524cm" svg:x="1.059cm" svg:y="1.905cm" draw:page-number="18" presentation:class="page"/>
          <draw:frame draw:name="Google Shape;176;g3803f745f6c_0_91:notes" presentation:style-name="pr14" draw:text-style-name="P18" draw:layer="layout" svg:width="15.239cm" svg:height="11.429cm" svg:x="1.905cm" svg:y="12.065cm" presentation:class="notes" presentation:user-transformed="true">
            <draw:text-box>
              <text:p text:style-name="P16"><text:span text:style-name="T20">CI/CD is a workflow designed to </text:span><text:span text:style-name="T21">automate repetitive tasks</text:span><text:span text:style-name="T20"> in software development, and it’s increasingly relevant in research projects. </text:span><text:span text:style-name="T21">Continuous Integration (CI)</text:span><text:span text:style-name="T20"> ensures that every code change is automatically tested and checked for errors. This catches mistakes early and keeps your project healthy as it grows. </text:span><text:span text:style-name="T21">Continuous Delivery/Deployment (CD)</text:span><text:span text:style-name="T20"> takes it further, automatically packaging, distributing, or deploying code, which is especially useful for reproducible research pipelines.</text:span></text:p>
              <text:p text:style-name="P16"><text:span text:style-name="T20">With CI/CD, you can also automate routine maintenance like </text:span><text:span text:style-name="T21">linting</text:span><text:span text:style-name="T20"> (checking code style) or </text:span><text:span text:style-name="T21">formatting</text:span><text:span text:style-name="T20">, ensuring consistency across your project without manual effort. In a research context, this means your data processing scripts, simulations, or analysis notebooks are verified automatically whenever someone updates them, reducing the risk of silent errors.</text:span></text:p>
              <text:p text:style-name="P16"><text:span text:style-name="T20">Platforms like </text:span><text:span text:style-name="T21">GitHub Actions</text:span><text:span text:style-name="T20">, GitLab CI, or CircleCI make it easy to define workflows. For example, a Python repository can be configured to </text:span><text:span text:style-name="T21">run all tests and linters on every push</text:span><text:span text:style-name="T20">. This integration helps keep your codebase reliable and maintainable while freeing you to focus on science rather than debugging manual errors.</text:span></text:p>
              <text:p text:style-name="P17"><text:span text:style-name="T20"/></text:p>
            </draw:text-box>
          </draw:frame>
        </presentation:notes>
      </draw:page>
      <draw:page draw:name="Package &amp; Environment Management" draw:style-name="dp1" draw:master-page-name="TITLE_5f_AND_5f_BODY" presentation:presentation-page-layout-name="AL2T1">
        <draw:frame draw:name="Google Shape;185;p31" presentation:style-name="pr5" draw:text-style-name="P7" draw:layer="layout" svg:width="18.987cm" svg:height="2.201cm" svg:x="5.547cm" svg:y="0.175cm" presentation:class="title" presentation:user-transformed="true">
          <draw:text-box>
            <text:p text:style-name="P3"><text:span text:style-name="T7">Package &amp; Environment Management</text:span></text:p>
          </draw:text-box>
        </draw:frame>
        <draw:frame draw:name="Google Shape;186;p31" presentation:style-name="pr7" draw:text-style-name="P15" draw:layer="layout" svg:width="23.667cm" svg:height="9.489cm" svg:x="0.866cm" svg:y="3.201cm" presentation:class="outline" presentation:user-transformed="true">
          <draw:text-box>
            <text:list text:style-name="L4">
              <text:list-item>
                <text:p text:style-name="P10"><text:span text:style-name="T9">Why It Matters:</text:span></text:p>
              </text:list-item>
            </text:list>
            <text:list text:style-name="L5">
              <text:list-item>
                <text:list>
                  <text:list-item>
                    <text:p text:style-name="P11"><text:span text:style-name="T10">Reproducibility • Dependency isolation</text:span></text:p>
                  </text:list-item>
                </text:list>
              </text:list-item>
              <text:list-item>
                <text:p text:style-name="P10"><text:span text:style-name="T9">Tools &amp; Approaches:</text:span></text:p>
                <text:list>
                  <text:list-item>
                    <text:p text:style-name="P11"><text:span text:style-name="T10">venv + pip — lightweight environment + package management</text:span></text:p>
                  </text:list-item>
                  <text:list-item>
                    <text:p text:style-name="P11"><text:span text:style-name="T10">conda — science-focused packages, cross-platform support</text:span></text:p>
                  </text:list-item>
                </text:list>
              </text:list-item>
              <text:list-item>
                <text:p text:style-name="P10"><text:span text:style-name="T9">Tracking Dependencies:</text:span></text:p>
                <text:list>
                  <text:list-item>
                    <text:p text:style-name="P11"><text:span text:style-name="T10">requirements.txt • environment.yml • pyproject.toml</text:span></text:p>
                  </text:list-item>
                </text:list>
              </text:list-item>
              <text:list-item>
                <text:p text:style-name="P10"><text:span text:style-name="T9">Advanced Reproducibility:</text:span></text:p>
                <text:list>
                  <text:list-item>
                    <text:p text:style-name="P11"><text:span text:style-name="T10">Binder • Docker</text:span></text:p>
                  </text:list-item>
                </text:list>
              </text:list-item>
            </text:list>
          </draw:text-box>
        </draw:frame>
        <draw:frame draw:name="Google Shape;187;p31"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82;g3803f745f6c_0_97:notes" draw:style-name="gr1" draw:layer="layout" svg:width="16.932cm" svg:height="9.524cm" svg:x="1.059cm" svg:y="1.905cm" draw:page-number="19" presentation:class="page"/>
          <draw:frame draw:name="Google Shape;183;g3803f745f6c_0_97:notes" presentation:style-name="pr14" draw:text-style-name="P18" draw:layer="layout" svg:width="15.239cm" svg:height="11.429cm" svg:x="1.905cm" svg:y="12.065cm" presentation:class="notes" presentation:user-transformed="true">
            <draw:text-box>
              <text:p text:style-name="P16"><text:span text:style-name="T20">Managing packages and environments is </text:span><text:span text:style-name="T21">critical for reproducible research</text:span><text:span text:style-name="T20">. Different projects often require different library versions, and conflicts can break your code. Python provides tools like </text:span><text:span text:style-name="T23">venv</text:span><text:span text:style-name="T24"> and </text:span><text:span text:style-name="T23">pip</text:span><text:span text:style-name="T24"> to create isolated environments for each project, making sure your dependencies don’t interfere with each other.</text:span></text:p>
              <text:p text:style-name="P16"><text:span text:style-name="T24">For scientific computing, </text:span><text:span text:style-name="T25">Conda</text:span><text:span text:style-name="T24"> is particularly useful because it handles binary packages and complex dependencies like NumPy, SciPy, or Astropy more easily across platforms. Modern Python projects also use </text:span><text:span text:style-name="T26">pyproject.toml</text:span><text:span text:style-name="T24">, a standardized way to declare dependencies, build configuration, and metadata for packaging — making your projects portable and easier to share.</text:span></text:p>
              <text:p text:style-name="P16"><text:span text:style-name="T24">Tracking dependencies with files like </text:span><text:span text:style-name="T23">requirements.txt</text:span><text:span text:style-name="T24"> or </text:span><text:span text:style-name="T23">environment.yml</text:span><text:span text:style-name="T24"> allows collaborators to </text:span><text:span text:style-name="T25">reproduce your environment exactly</text:span><text:span text:style-name="T24">, which is essential when sharing notebooks, scripts, or pipelines. For even stronger reproducibility, containerization tools like </text:span><text:span text:style-name="T25">Docker</text:span><text:span text:style-name="T24"> or cloud-based services like </text:span><text:span text:style-name="T25">Binder</text:span><text:span text:style-name="T24"> can recreate your full environment, ensuring that your code runs the same way anywhere.</text:span></text:p>
              <text:p text:style-name="P17"><text:span text:style-name="T24"/></text:p>
            </draw:text-box>
          </draw:frame>
        </presentation:notes>
        <officeooo:annotation svg:x="1.587cm" svg:y="3.174cm">
          <dc:creator>Jorge Carretero</dc:creator>
          <dc:date>2025-09-18T09:47:37.028000000</dc:date>
          <text:p>No sé si aquí, pero pondría una nota del tipo:</text:p>
          <text:p/>
          <text:p>Referee report's major comment:</text:p>
          <text:p>In Figure XX you showed...</text:p>
          <text:p>Have you checked what happens if you increase the range of the parameter 'gamma2.</text:p>
          <text:p/>
          <text:p>Y enseñar una foto de alguien que se le cae una gota de sudor con cara de mucho miedo!</text:p>
        </officeooo:annotation>
        <officeooo:annotation svg:x="1.587cm" svg:y="3.174cm">
          <dc:creator>Jorge Carretero</dc:creator>
          <dc:date>2025-09-18T09:47:22.671000000</dc:date>
          <text:p>Para hacerlo un poco más ameno!</text:p>
          <text:p>Porque por ahora es muy "serio" y "plano"</text:p>
        </officeooo:annotation>
        <officeooo:annotation svg:x="1.587cm" svg:y="3.174cm">
          <dc:creator>Jorge Carretero</dc:creator>
          <dc:date>2025-09-18T09:47:37.028000000</dc:date>
          <text:p>También puedo hacer yo de "showman"...</text:p>
        </officeooo:annotation>
      </draw:page>
      <draw:page draw:name="Using LLMs &amp; Co-Agents" draw:style-name="dp1" draw:master-page-name="TITLE_5f_AND_5f_BODY" presentation:presentation-page-layout-name="AL2T1">
        <draw:frame draw:name="Google Shape;192;p32" presentation:style-name="pr5" draw:text-style-name="P7" draw:layer="layout" svg:width="18.987cm" svg:height="2.201cm" svg:x="5.547cm" svg:y="0.175cm" presentation:class="title" presentation:user-transformed="true">
          <draw:text-box>
            <text:p text:style-name="P3"><text:span text:style-name="T7">Using LLMs &amp; Co-Agents</text:span></text:p>
          </draw:text-box>
        </draw:frame>
        <draw:frame draw:name="Google Shape;193;p32" presentation:style-name="pr7" draw:text-style-name="P15" draw:layer="layout" svg:width="23.667cm" svg:height="9.489cm" svg:x="0.866cm" svg:y="3.201cm" presentation:class="outline" presentation:user-transformed="true">
          <draw:text-box>
            <text:list text:style-name="L4">
              <text:list-item>
                <text:p text:style-name="P10"><text:span text:style-name="T9">What They Do:</text:span></text:p>
              </text:list-item>
            </text:list>
            <text:list text:style-name="L5">
              <text:list-item>
                <text:list>
                  <text:list-item>
                    <text:p text:style-name="P11"><text:span text:style-name="T10">Suggest code, boilerplate, docstrings, test cases</text:span></text:p>
                  </text:list-item>
                </text:list>
              </text:list-item>
              <text:list-item>
                <text:p text:style-name="P10"><text:span text:style-name="T9">Use Cases:</text:span></text:p>
                <text:list>
                  <text:list-item>
                    <text:p text:style-name="P11"><text:span text:style-name="T10">Debugging, refactoring, algorithm ideas, documentation</text:span></text:p>
                  </text:list-item>
                </text:list>
              </text:list-item>
              <text:list-item>
                <text:p text:style-name="P10"><text:span text:style-name="T9">Tools:</text:span></text:p>
                <text:list>
                  <text:list-item>
                    <text:p text:style-name="P11"><text:span text:style-name="T10">GitHub Copilot • Gemini • ChatGPT</text:span></text:p>
                  </text:list-item>
                </text:list>
              </text:list-item>
              <text:list-item>
                <text:p text:style-name="P10"><text:span text:style-name="T9">Pitfalls:</text:span></text:p>
                <text:list>
                  <text:list-item>
                    <text:p text:style-name="P11"><text:span text:style-name="T10">Always review suggestions, </text:span><text:span text:style-name="T14">don’t trust blindly</text:span></text:p>
                  </text:list-item>
                </text:list>
              </text:list-item>
              <text:list-item>
                <text:p text:style-name="P10"><text:span text:style-name="T9">Ethics:</text:span></text:p>
                <text:list>
                  <text:list-item>
                    <text:p text:style-name="P11"><text:span text:style-name="T10">Maintain code quality, credit sources, ensure reproducibility</text:span></text:p>
                  </text:list-item>
                </text:list>
              </text:list-item>
            </text:list>
          </draw:text-box>
        </draw:frame>
        <draw:frame draw:name="Google Shape;194;p32"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89;g3803f745f6c_0_114:notes" draw:style-name="gr1" draw:layer="layout" svg:width="16.932cm" svg:height="9.524cm" svg:x="1.059cm" svg:y="1.905cm" draw:page-number="20" presentation:class="page"/>
          <draw:frame draw:name="Google Shape;190;g3803f745f6c_0_114:notes" presentation:style-name="pr14" draw:text-style-name="P18" draw:layer="layout" svg:width="15.239cm" svg:height="11.429cm" svg:x="1.905cm" svg:y="12.065cm" presentation:class="notes" presentation:user-transformed="true">
            <draw:text-box>
              <text:p text:style-name="P16"><text:span text:style-name="T20">Large Language Models (LLMs) like Copilot, Gemini, or ChatGPT can act as </text:span><text:span text:style-name="T21">co-pilots for coding</text:span><text:span text:style-name="T20">, helping you write boilerplate code, suggest test cases, or even propose algorithms. They can speed up repetitive tasks, generate documentation, and assist with debugging — effectively letting you focus on the scientific logic rather than mundane coding chores.</text:span></text:p>
              <text:p text:style-name="P16"><text:span text:style-name="T20">These tools are </text:span><text:span text:style-name="T21">especially useful in research</text:span><text:span text:style-name="T20">. For example, you might ask Copilot to generate a standard data processing pipeline, propose a unit test for a function, or suggest a more efficient algorithm for a simulation. Even complex documentation, like writing docstrings or LaTeX explanations inside notebooks, can be accelerated.</text:span></text:p>
              <text:p text:style-name="P16"><text:span text:style-name="T20">However, there are important </text:span><text:span text:style-name="T21">caveats</text:span><text:span text:style-name="T20">. LLMs can make mistakes or produce code that doesn’t fit your specific context. Always </text:span><text:span text:style-name="T21">review and test any suggested code</text:span><text:span text:style-name="T20">, and use it as an assistant rather than a replacement for understanding. Maintaining ethical standards and reproducibility is key — make sure you understand and credit any code or ideas they help generate.</text:span></text:p>
              <text:p text:style-name="P17"><text:span text:style-name="T20"/></text:p>
            </draw:text-box>
          </draw:frame>
        </presentation:notes>
      </draw:page>
      <draw:page draw:name="Distributed &amp; Parallel Computing" draw:style-name="dp1" draw:master-page-name="TITLE_5f_AND_5f_BODY" presentation:presentation-page-layout-name="AL2T1">
        <draw:frame draw:name="Google Shape;199;p33" presentation:style-name="pr5" draw:text-style-name="P7" draw:layer="layout" svg:width="18.987cm" svg:height="2.201cm" svg:x="5.547cm" svg:y="0.175cm" presentation:class="title" presentation:user-transformed="true">
          <draw:text-box>
            <text:p text:style-name="P3"><text:span text:style-name="T7">Distributed &amp; Parallel Computing</text:span></text:p>
          </draw:text-box>
        </draw:frame>
        <draw:frame draw:name="Google Shape;200;p33" presentation:style-name="pr7" draw:text-style-name="P15" draw:layer="layout" svg:width="23.667cm" svg:height="9.489cm" svg:x="0.866cm" svg:y="3.201cm" presentation:class="outline" presentation:user-transformed="true">
          <draw:text-box>
            <text:p text:style-name="P13"><text:span text:style-name="T13">Scale Your Computations</text:span></text:p>
            <text:list text:style-name="L4">
              <text:list-item>
                <text:p text:style-name="P13"><text:span text:style-name="T9">Why Parallelize?</text:span></text:p>
              </text:list-item>
            </text:list>
            <text:list text:style-name="L5">
              <text:list-item>
                <text:list>
                  <text:list-item>
                    <text:p text:style-name="P14"><text:span text:style-name="T10">Handle large datasets, run heavy simulations faster</text:span></text:p>
                  </text:list-item>
                </text:list>
              </text:list-item>
              <text:list-item>
                <text:p text:style-name="P13"><text:span text:style-name="T9">Tools:</text:span></text:p>
                <text:list>
                  <text:list-item>
                    <text:p text:style-name="P14"><text:span text:style-name="T10">Dask: Scales NumPy/pandas for parallel processing</text:span></text:p>
                  </text:list-item>
                  <text:list-item>
                    <text:p text:style-name="P14"><text:span text:style-name="T10">Ray: Python-native distributed tasks</text:span></text:p>
                  </text:list-item>
                  <text:list-item>
                    <text:p text:style-name="P14"><text:span text:style-name="T10">Spark / PySpark: Big data analytics across clusters</text:span></text:p>
                  </text:list-item>
                </text:list>
              </text:list-item>
              <text:list-item>
                <text:p text:style-name="P13"><text:span text:style-name="T9">Cluster Environments</text:span></text:p>
                <text:list>
                  <text:list-item>
                    <text:p text:style-name="P14"><text:span text:style-name="T10">HPC basics, SLURM, MPI, job scripts</text:span></text:p>
                  </text:list-item>
                </text:list>
              </text:list-item>
            </text:list>
          </draw:text-box>
        </draw:frame>
        <draw:frame draw:name="Google Shape;201;p33"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196;g3803f745f6c_0_120:notes" draw:style-name="gr1" draw:layer="layout" svg:width="16.932cm" svg:height="9.524cm" svg:x="1.059cm" svg:y="1.905cm" draw:page-number="21" presentation:class="page"/>
          <draw:frame draw:name="Google Shape;197;g3803f745f6c_0_120:notes" presentation:style-name="pr14" draw:text-style-name="P18" draw:layer="layout" svg:width="15.239cm" svg:height="11.429cm" svg:x="1.905cm" svg:y="12.065cm" presentation:class="notes" presentation:user-transformed="true">
            <draw:text-box>
              <text:p text:style-name="P16"><text:span text:style-name="T20">Many research problems involve datasets or simulations that are </text:span><text:span text:style-name="T21">too large to process on a single machine</text:span><text:span text:style-name="T20">. Distributed and parallel computing lets you split work across multiple cores or nodes, reducing runtime dramatically and enabling analyses that would otherwise be impossible.</text:span></text:p>
              <text:p text:style-name="P16"><text:span text:style-name="T20">For Python-based workflows, </text:span><text:span text:style-name="T21">Dask</text:span><text:span text:style-name="T20"> is an easy drop-in replacement for NumPy or pandas that automatically parallelizes computations. </text:span><text:span text:style-name="T21">Ray</text:span><text:span text:style-name="T20"> provides more flexible Python-native distributed task scheduling for simulations or machine learning workloads. When working with very large datasets, </text:span><text:span text:style-name="T21">Spark</text:span><text:span text:style-name="T20"> (via PySpark) can process data in parallel across multiple machines in a cluster, making it ideal for big data scenarios.</text:span></text:p>
              <text:p text:style-name="P16"><text:span text:style-name="T20">High-performance computing (HPC) clusters often use </text:span><text:span text:style-name="T21">job schedulers like SLURM</text:span><text:span text:style-name="T20"> to manage resources. Learning the basics — writing job scripts, submitting tasks, and understanding MPI for message-passing — will help you scale scientific workflows efficiently. With these tools, your Python code can leverage the full power of modern computing infrastructure.</text:span></text:p>
              <text:p text:style-name="P17"><text:span text:style-name="T20"/></text:p>
            </draw:text-box>
          </draw:frame>
        </presentation:notes>
      </draw:page>
      <draw:page draw:name="Documentation" draw:style-name="dp1" draw:master-page-name="TITLE_5f_AND_5f_BODY" presentation:presentation-page-layout-name="AL2T1">
        <draw:frame draw:name="Google Shape;206;p34" presentation:style-name="pr5" draw:text-style-name="P7" draw:layer="layout" svg:width="18.987cm" svg:height="2.201cm" svg:x="5.547cm" svg:y="0.175cm" presentation:class="title" presentation:user-transformed="true">
          <draw:text-box>
            <text:p text:style-name="P3"><text:span text:style-name="T7">Documentation</text:span></text:p>
          </draw:text-box>
        </draw:frame>
        <draw:frame draw:name="Google Shape;207;p34" presentation:style-name="pr7" draw:text-style-name="P15" draw:layer="layout" svg:width="23.667cm" svg:height="9.489cm" svg:x="0.866cm" svg:y="3.201cm" presentation:class="outline" presentation:user-transformed="true">
          <draw:text-box>
            <text:p text:style-name="P13"><text:span text:style-name="T13">Make Your Code Understandable and Reusable</text:span></text:p>
            <text:list text:style-name="L4">
              <text:list-item>
                <text:p text:style-name="P13"><text:span text:style-name="T9">Why Document?</text:span></text:p>
              </text:list-item>
            </text:list>
            <text:list text:style-name="L5">
              <text:list-item>
                <text:list>
                  <text:list-item>
                    <text:p text:style-name="P14"><text:span text:style-name="T10">Ensure reproducibility • Shareable knowledge • Maintainable code</text:span></text:p>
                  </text:list-item>
                </text:list>
              </text:list-item>
              <text:list-item>
                <text:p text:style-name="P13"><text:span text:style-name="T9">Docstring Standards:</text:span></text:p>
                <text:list>
                  <text:list-item>
                    <text:p text:style-name="P14"><text:span text:style-name="T10">NumPy/SciPy style — describe inputs, outputs, purpose, examples</text:span></text:p>
                  </text:list-item>
                </text:list>
              </text:list-item>
              <text:list-item>
                <text:p text:style-name="P13"><text:span text:style-name="T9">Tools:</text:span></text:p>
                <text:list>
                  <text:list-item>
                    <text:p text:style-name="P14"><text:span text:style-name="T10">help() in Python • Sphinx • MkDocs for auto-generated documentation</text:span></text:p>
                  </text:list-item>
                </text:list>
              </text:list-item>
            </text:list>
          </draw:text-box>
        </draw:frame>
        <draw:frame draw:name="Google Shape;208;p34"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03;g3803f745f6c_0_132:notes" draw:style-name="gr1" draw:layer="layout" svg:width="16.932cm" svg:height="9.524cm" svg:x="1.059cm" svg:y="1.905cm" draw:page-number="22" presentation:class="page"/>
          <draw:frame draw:name="Google Shape;204;g3803f745f6c_0_132:notes" presentation:style-name="pr14" draw:text-style-name="P18" draw:layer="layout" svg:width="15.239cm" svg:height="11.429cm" svg:x="1.905cm" svg:y="12.065cm" presentation:class="notes" presentation:user-transformed="true">
            <draw:text-box>
              <text:p text:style-name="P16"><text:span text:style-name="T20">In scientific computing, </text:span><text:span text:style-name="T21">documentation is as important as the code itself</text:span><text:span text:style-name="T20">. Well-documented code allows others — and your future self — to understand the purpose of your functions, how to use them, and what results to expect. Without clear documentation, even correct code can become unusable over time.</text:span></text:p>
              <text:p text:style-name="P16"><text:span text:style-name="T20">Python makes documentation easy through </text:span><text:span text:style-name="T21">docstrings</text:span><text:span text:style-name="T20">, embedded in functions, classes, and modules. Using standardized formats like </text:span><text:span text:style-name="T21">NumPy/SciPy style</text:span><text:span text:style-name="T20">, each docstring should clearly describe </text:span><text:span text:style-name="T21">inputs, outputs, purpose, and examples</text:span><text:span text:style-name="T20">. Tools like Python’s built-in </text:span><text:span text:style-name="T23">help()</text:span><text:span text:style-name="T24"> function can display these docstrings interactively, helping users quickly understand your code.</text:span></text:p>
              <text:p text:style-name="P16"><text:span text:style-name="T24">For larger projects, tools like </text:span><text:span text:style-name="T25">Sphinx</text:span><text:span text:style-name="T24"> or </text:span><text:span text:style-name="T25">MkDocs</text:span><text:span text:style-name="T24"> can automatically generate beautiful, structured documentation from your docstrings. This is invaluable for sharing research pipelines, libraries, or notebooks with collaborators, ensuring that your work is </text:span><text:span text:style-name="T25">reproducible, maintainable, and understandable</text:span><text:span text:style-name="T24"> across the scientific community.</text:span></text:p>
              <text:p text:style-name="P17"><text:span text:style-name="T24"/></text:p>
            </draw:text-box>
          </draw:frame>
        </presentation:notes>
      </draw:page>
      <draw:page draw:name="Code Quality &amp; Style" draw:style-name="dp1" draw:master-page-name="TITLE_5f_AND_5f_BODY" presentation:presentation-page-layout-name="AL2T1">
        <draw:frame draw:name="Google Shape;213;p35" presentation:style-name="pr5" draw:text-style-name="P7" draw:layer="layout" svg:width="18.987cm" svg:height="2.201cm" svg:x="5.547cm" svg:y="0.175cm" presentation:class="title" presentation:user-transformed="true">
          <draw:text-box>
            <text:p text:style-name="P3"><text:span text:style-name="T7">Code Quality &amp; Style</text:span></text:p>
          </draw:text-box>
        </draw:frame>
        <draw:frame draw:name="Google Shape;214;p35" presentation:style-name="pr7" draw:text-style-name="P15" draw:layer="layout" svg:width="23.667cm" svg:height="9.489cm" svg:x="0.866cm" svg:y="3.201cm" presentation:class="outline" presentation:user-transformed="true">
          <draw:text-box>
            <text:p text:style-name="P13"><text:span text:style-name="T13">Keep Your Code Clean and Consistent</text:span></text:p>
            <text:list text:style-name="L4">
              <text:list-item>
                <text:p text:style-name="P13"><text:span text:style-name="T9">Linting:</text:span></text:p>
              </text:list-item>
            </text:list>
            <text:list text:style-name="L5">
              <text:list-item>
                <text:list>
                  <text:list-item>
                    <text:p text:style-name="P14"><text:span text:style-name="T10">flake8, pylint — detect errors, enforce style</text:span></text:p>
                  </text:list-item>
                </text:list>
              </text:list-item>
              <text:list-item>
                <text:p text:style-name="P13"><text:span text:style-name="T9">Formatting:</text:span></text:p>
                <text:list>
                  <text:list-item>
                    <text:p text:style-name="P14"><text:span text:style-name="T10">ruff, black, isort — automatic code formatting and import sorting</text:span></text:p>
                  </text:list-item>
                </text:list>
              </text:list-item>
              <text:list-item>
                <text:p text:style-name="P13"><text:span text:style-name="T9">Pre-commit Hooks:</text:span></text:p>
                <text:list>
                  <text:list-item>
                    <text:p text:style-name="P14"><text:span text:style-name="T10">Run checks before every commit</text:span></text:p>
                  </text:list-item>
                </text:list>
              </text:list-item>
              <text:list-item>
                <text:p text:style-name="P13"><text:span text:style-name="T9">Principle:</text:span></text:p>
                <text:list>
                  <text:list-item>
                    <text:p text:style-name="P14"><text:span text:style-name="T10">Write clean, readable code for yourself and collaborators</text:span></text:p>
                  </text:list-item>
                </text:list>
              </text:list-item>
            </text:list>
          </draw:text-box>
        </draw:frame>
        <draw:frame draw:name="Google Shape;215;p35"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10;g3803f745f6c_0_138:notes" draw:style-name="gr1" draw:layer="layout" svg:width="16.932cm" svg:height="9.524cm" svg:x="1.059cm" svg:y="1.905cm" draw:page-number="23" presentation:class="page"/>
          <draw:frame draw:name="Google Shape;211;g3803f745f6c_0_138:notes" presentation:style-name="pr14" draw:text-style-name="P18" draw:layer="layout" svg:width="15.239cm" svg:height="11.429cm" svg:x="1.905cm" svg:y="12.065cm" presentation:class="notes" presentation:user-transformed="true">
            <draw:text-box>
              <text:p text:style-name="P16"><text:span text:style-name="T20">Clean code is easier to </text:span><text:span text:style-name="T21">read, understand, and maintain</text:span><text:span text:style-name="T20">, which is especially important in research projects that evolve over time. </text:span><text:span text:style-name="T21">Linting tools</text:span><text:span text:style-name="T20"> like </text:span><text:span text:style-name="T23">flake8</text:span><text:span text:style-name="T24"> or </text:span><text:span text:style-name="T23">pylint</text:span><text:span text:style-name="T24"> automatically detect errors, enforce coding conventions, and flag potential issues before they become bugs.</text:span></text:p>
              <text:p text:style-name="P16"><text:span text:style-name="T25">Formatting tools</text:span><text:span text:style-name="T24"> such as </text:span><text:span text:style-name="T23">black</text:span><text:span text:style-name="T24"> (for consistent code style) and </text:span><text:span text:style-name="T23">isort</text:span><text:span text:style-name="T24"> (for sorting imports) help keep your codebase uniform. This consistency makes it easier for collaborators to read and reduces friction in code reviews.</text:span></text:p>
              <text:p text:style-name="P16"><text:span text:style-name="T24">To enforce quality automatically, </text:span><text:span text:style-name="T25">pre-commit hooks</text:span><text:span text:style-name="T24"> can be set up to run linting and formatting checks before every commit. This ensures that only clean, consistent code enters your repository. Adopting these practices early in your projects saves time, prevents errors, and makes your research code </text:span><text:span text:style-name="T25">trustworthy and maintainable</text:span><text:span text:style-name="T24">.</text:span></text:p>
              <text:p text:style-name="P17"><text:span text:style-name="T24"/></text:p>
            </draw:text-box>
          </draw:frame>
        </presentation:notes>
      </draw:page>
      <draw:page draw:name="Summary &amp; Setup Instructions" draw:style-name="dp1" draw:master-page-name="TITLE_5f_AND_5f_BODY" presentation:presentation-page-layout-name="AL2T1">
        <draw:frame draw:name="Google Shape;220;p36" presentation:style-name="pr5" draw:text-style-name="P7" draw:layer="layout" svg:width="18.987cm" svg:height="2.201cm" svg:x="5.547cm" svg:y="0.175cm" presentation:class="title" presentation:user-transformed="true">
          <draw:text-box>
            <text:p text:style-name="P3"><text:span text:style-name="T7">Summary &amp; Setup Instructions</text:span></text:p>
          </draw:text-box>
        </draw:frame>
        <draw:frame draw:name="Google Shape;221;p36" presentation:style-name="pr7" draw:text-style-name="P15" draw:layer="layout" svg:width="23.667cm" svg:height="9.489cm" svg:x="0.866cm" svg:y="3.201cm" presentation:class="outline" presentation:user-transformed="true">
          <draw:text-box>
            <text:p text:style-name="P13"><text:span text:style-name="T13">Recap &amp; Get Started</text:span></text:p>
            <text:list text:style-name="L4">
              <text:list-item>
                <text:p text:style-name="P13"><text:span text:style-name="T9">Recap of Key Tools:</text:span></text:p>
              </text:list-item>
            </text:list>
            <text:list text:style-name="L5">
              <text:list-item>
                <text:list>
                  <text:list-item>
                    <text:p text:style-name="P14"><text:span text:style-name="T10">IDEs, Git, Testing, CI/CD, Notebooks, LLMs</text:span></text:p>
                  </text:list-item>
                </text:list>
              </text:list-item>
              <text:list-item>
                <text:p text:style-name="P13"><text:span text:style-name="T9">Recommended Setup:</text:span></text:p>
                <text:list>
                  <text:list-item>
                    <text:p text:style-name="P14"><text:span text:style-name="T10">Python 3.12+, VS Code, JupyterLab, Git, pytest</text:span></text:p>
                  </text:list-item>
                </text:list>
              </text:list-item>
              <text:list-item>
                <text:p text:style-name="P13"><text:span text:style-name="T9">Support &amp; Resources</text:span></text:p>
                <text:list>
                  <text:list-item>
                    <text:p text:style-name="P14"><text:span text:style-name="T10">GitHub repo, Slack/Discord channels, install guides</text:span></text:p>
                  </text:list-item>
                </text:list>
              </text:list-item>
              <text:list-item>
                <text:p text:style-name="P13"><text:span text:style-name="T9">Next Steps</text:span></text:p>
                <text:list>
                  <text:list-item>
                    <text:p text:style-name="P14"><text:span text:style-name="T10">Build your development environment, follow setup instructions in shared repo</text:span></text:p>
                  </text:list-item>
                </text:list>
              </text:list-item>
            </text:list>
          </draw:text-box>
        </draw:frame>
        <draw:frame draw:name="Google Shape;222;p36"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17;g3803f745f6c_0_159:notes" draw:style-name="gr1" draw:layer="layout" svg:width="16.932cm" svg:height="9.524cm" svg:x="1.059cm" svg:y="1.905cm" draw:page-number="24" presentation:class="page"/>
          <draw:frame draw:name="Google Shape;218;g3803f745f6c_0_159:notes" presentation:style-name="pr14" draw:text-style-name="P18" draw:layer="layout" svg:width="15.239cm" svg:height="11.429cm" svg:x="1.905cm" svg:y="12.065cm" presentation:class="notes" presentation:user-transformed="true">
            <draw:text-box>
              <text:p text:style-name="P16"><text:span text:style-name="T20">Let’s recap the key concepts we’ve covered today. You’ve been introduced to </text:span><text:span text:style-name="T21">IDEs, Git for version control, testing and TDD, CI/CD workflows, Jupyter notebooks, and LLM co-agents</text:span><text:span text:style-name="T20">. These tools form the backbone of a modern scientific Python workflow, allowing you to write reproducible, maintainable, and collaborative code.</text:span></text:p>
              <text:p text:style-name="P16"><text:span text:style-name="T20">Now it’s time to </text:span><text:span text:style-name="T21">set up your development environment</text:span><text:span text:style-name="T20">. We recommend Python 3.10+, VS Code as your IDE, JupyterLab for interactive notebooks, Git for version control, and </text:span><text:span text:style-name="T23">pytest</text:span><text:span text:style-name="T24"> for testing. This toolchain ensures you can follow along with exercises and develop research code efficiently.</text:span></text:p>
              <text:p text:style-name="P16"><text:span text:style-name="T24">All necessary </text:span><text:span text:style-name="T25">installation guides and starter repositories</text:span><text:span text:style-name="T24"> are shared in the GitHub repo. You’ll also find channels for support via Slack or Discord. Take some time after this session to get your environment up and running, so you can start experimenting, coding, and applying everything we’ve discussed today.</text:span></text:p>
              <text:p text:style-name="P17"><text:span text:style-name="T24"/></text:p>
            </draw:text-box>
          </draw:frame>
        </presentation:notes>
      </draw:page>
      <draw:page draw:name="Configuration Setup – Troubleshooting" draw:style-name="dp1" draw:master-page-name="TITLE_5f_AND_5f_BODY" presentation:presentation-page-layout-name="AL2T1">
        <draw:frame draw:name="Google Shape;227;p37" presentation:style-name="pr5" draw:text-style-name="P7" draw:layer="layout" svg:width="18.987cm" svg:height="2.201cm" svg:x="5.547cm" svg:y="0.175cm" presentation:class="title" presentation:user-transformed="true">
          <draw:text-box>
            <text:p text:style-name="P3"><text:span text:style-name="T7">Configuration Setup – Troubleshooting</text:span></text:p>
          </draw:text-box>
        </draw:frame>
        <draw:frame draw:name="Google Shape;228;p37" presentation:style-name="pr7" draw:text-style-name="P15" draw:layer="layout" svg:width="23.667cm" svg:height="9.489cm" svg:x="0.866cm" svg:y="3.201cm" presentation:class="outline" presentation:user-transformed="true">
          <draw:text-box>
            <text:list text:style-name="L4">
              <text:list-item>
                <text:p text:style-name="P10"><text:span text:style-name="T9">Define the configuration of the different groups</text:span></text:p>
              </text:list-item>
              <text:list-item>
                <text:p text:style-name="P11"><text:span text:style-name="T9">Verify that everyone has the correct setup (troubleshooting)</text:span></text:p>
              </text:list-item>
            </text:list>
            <text:list text:style-name="L5">
              <text:list-item>
                <text:list>
                  <text:list-item>
                    <text:p text:style-name="P11"><text:span text:style-name="T10">Identify common configuration issues</text:span></text:p>
                  </text:list-item>
                </text:list>
              </text:list-item>
            </text:list>
          </draw:text-box>
        </draw:frame>
        <draw:frame draw:name="Google Shape;229;p37"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24;g3661144af76_0_25:notes" draw:style-name="gr1" draw:layer="layout" svg:width="16.932cm" svg:height="9.524cm" svg:x="1.059cm" svg:y="1.905cm" draw:page-number="25" presentation:class="page"/>
          <draw:frame draw:name="Google Shape;225;g3661144af76_0_25:notes" presentation:style-name="pr15" draw:text-style-name="P6" draw:layer="layout" svg:width="15.239cm" svg:height="11.429cm" svg:x="1.905cm" svg:y="12.065cm" presentation:class="notes" presentation:placeholder="true" presentation:user-transformed="true">
            <draw:text-box/>
          </draw:frame>
        </presentation:notes>
      </draw:page>
      <draw:page draw:name="Exercise 1: Documentation &amp; Data retrieval" draw:style-name="dp1" draw:master-page-name="TITLE_5f_AND_5f_BODY" presentation:presentation-page-layout-name="AL2T1">
        <draw:frame draw:name="Google Shape;234;p38" presentation:style-name="pr5" draw:text-style-name="P7" draw:layer="layout" svg:width="18.987cm" svg:height="2.201cm" svg:x="5.547cm" svg:y="0.175cm" presentation:class="title" presentation:user-transformed="true">
          <draw:text-box>
            <text:p text:style-name="P3"><text:span text:style-name="T27">Exercise 1: Documentation &amp; Data retrieval</text:span></text:p>
          </draw:text-box>
        </draw:frame>
        <draw:frame draw:name="Google Shape;235;p38" presentation:style-name="pr7" draw:text-style-name="P15" draw:layer="layout" svg:width="23.667cm" svg:height="9.489cm" svg:x="0.866cm" svg:y="3.201cm" presentation:class="outline" presentation:user-transformed="true">
          <draw:text-box>
            <text:list text:style-name="L4">
              <text:list-item>
                <text:p text:style-name="P10"><text:span text:style-name="T9">Data Sources – Galaxy Zoo 1</text:span></text:p>
              </text:list-item>
            </text:list>
            <text:list text:style-name="L5">
              <text:list-item>
                <text:list>
                  <text:list-item>
                    <text:p text:style-name="P11"><text:span text:style-name="T10">Where to access it: SDSS Skyserver</text:span></text:p>
                  </text:list-item>
                </text:list>
              </text:list-item>
              <text:list-item>
                <text:p text:style-name="P11"><text:span text:style-name="T9">For the next session, we need two datasets:</text:span></text:p>
                <text:list>
                  <text:list-item>
                    <text:p text:style-name="P11"><text:span text:style-name="T10">Galaxy morphology classifications (table "zooSpec")</text:span></text:p>
                  </text:list-item>
                </text:list>
              </text:list-item>
            </text:list>
            <text:list text:style-name="L11">
              <text:list-item>
                <text:list>
                  <text:list-item>
                    <text:list>
                      <text:list-item>
                        <text:p text:style-name="P11"><text:span text:style-name="T11">Labels: elliptical or spiral (used as the target for training the ML model)</text:span></text:p>
                      </text:list-item>
                    </text:list>
                  </text:list-item>
                  <text:list-item>
                    <text:p text:style-name="P11"><text:span text:style-name="T10">Photometry data for galaxies with morphology classifications (table "PhotoObjDR7")</text:span></text:p>
                    <text:list>
                      <text:list-item>
                        <text:p text:style-name="P11"><text:span text:style-name="T11">Used to select objects of interest and as features for the ML model</text:span></text:p>
                      </text:list-item>
                    </text:list>
                  </text:list-item>
                </text:list>
              </text:list-item>
              <text:list-item>
                <text:p text:style-name="P11"><text:span text:style-name="T9">Hint – SQL query (JOIN between those two tables)</text:span></text:p>
              </text:list-item>
            </text:list>
            <text:p text:style-name="P13"><text:span text:style-name="T9"/></text:p>
          </draw:text-box>
        </draw:frame>
        <draw:frame draw:name="Google Shape;236;p38"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31;g381bbe6398e_0_5:notes" draw:style-name="gr1" draw:layer="layout" svg:width="16.932cm" svg:height="9.524cm" svg:x="1.059cm" svg:y="1.905cm" draw:page-number="26" presentation:class="page"/>
          <draw:frame draw:name="Google Shape;232;g381bbe6398e_0_5:notes" presentation:style-name="pr16" draw:text-style-name="P6" draw:layer="layout" svg:width="15.239cm" svg:height="11.429cm" svg:x="1.905cm" svg:y="12.065cm" presentation:class="notes" presentation:placeholder="true" presentation:user-transformed="true">
            <draw:text-box/>
          </draw:frame>
        </presentation:notes>
      </draw:page>
      <draw:page draw:name="Exercise 1: Documentation &amp; Data retrieval" draw:style-name="dp1" draw:master-page-name="TITLE_5f_AND_5f_BODY" presentation:presentation-page-layout-name="AL2T1">
        <draw:frame draw:name="Google Shape;241;p39" presentation:style-name="pr5" draw:text-style-name="P7" draw:layer="layout" svg:width="18.987cm" svg:height="2.201cm" svg:x="5.547cm" svg:y="0.175cm" presentation:class="title" presentation:user-transformed="true">
          <draw:text-box>
            <text:p text:style-name="P3"><text:span text:style-name="T27">Exercise 1: Documentation &amp; Data retrieval</text:span></text:p>
          </draw:text-box>
        </draw:frame>
        <draw:frame draw:name="Google Shape;242;p39" presentation:style-name="pr7" draw:text-style-name="P15" draw:layer="layout" svg:width="23.667cm" svg:height="9.489cm" svg:x="0.866cm" svg:y="3.201cm" presentation:class="outline" presentation:user-transformed="true">
          <draw:text-box>
            <text:list text:style-name="L4">
              <text:list-item>
                <text:p text:style-name="P10"><text:span text:style-name="T9">Data Sources – Galaxy Zoo 1</text:span></text:p>
              </text:list-item>
            </text:list>
            <text:list text:style-name="L5">
              <text:list-item>
                <text:list>
                  <text:list-item>
                    <text:p text:style-name="P11"><text:span text:style-name="T10">Where to access it: SDSS Skyserver (account needed!)</text:span></text:p>
                  </text:list-item>
                </text:list>
              </text:list-item>
              <text:list-item>
                <text:p text:style-name="P11"><text:span text:style-name="T9">For the next session, we need two datasets:</text:span></text:p>
                <text:list>
                  <text:list-item>
                    <text:p text:style-name="P11"><text:span text:style-name="T10">Galaxy morphology classifications (table "zooSpec")</text:span></text:p>
                  </text:list-item>
                </text:list>
              </text:list-item>
            </text:list>
            <text:list text:style-name="L11">
              <text:list-item>
                <text:list>
                  <text:list-item>
                    <text:list>
                      <text:list-item>
                        <text:p text:style-name="P11"><text:span text:style-name="T11">Labels: elliptical or spiral (used as the target for training the ML model)</text:span></text:p>
                      </text:list-item>
                    </text:list>
                  </text:list-item>
                  <text:list-item>
                    <text:p text:style-name="P11"><text:span text:style-name="T10">Photometry data for galaxies with morphology classifications (table "PhotoObjDR7")</text:span></text:p>
                    <text:list>
                      <text:list-item>
                        <text:p text:style-name="P11"><text:span text:style-name="T11">Used to select objects of interest and as features for the ML model</text:span></text:p>
                      </text:list-item>
                    </text:list>
                  </text:list-item>
                </text:list>
              </text:list-item>
              <text:list-item>
                <text:p text:style-name="P11"><text:span text:style-name="T9">Hint – SQL query (JOIN between those two tables)</text:span></text:p>
                <text:list>
                  <text:list-item>
                    <text:p text:style-name="P11"><text:span text:style-name="T10">Submit a CAS job with the SQL query below and download in csv format:</text:span></text:p>
                  </text:list-item>
                </text:list>
              </text:list-item>
            </text:list>
            <text:p text:style-name="P19"><text:span text:style-name="T28">SELECT ZooSpec.*, PhotoObjDR7.* into MyDB.ZooSpecPhoto</text:span><text:span text:style-name="T28"><text:line-break/></text:span><text:span text:style-name="T28">FROM ZooSpec INNER JOIN PhotoObjDR7 </text:span><text:span text:style-name="T28"><text:line-break/></text:span><text:span text:style-name="T28">ON PhotoObjDR7.dr7objid = ZooSpec.dr7objid</text:span></text:p>
            <text:p text:style-name="P13"><text:span text:style-name="T9"/></text:p>
          </draw:text-box>
        </draw:frame>
        <draw:frame draw:name="Google Shape;243;p39" presentation:style-name="pr6" draw:text-style-name="P9" draw:layer="layout" svg:width="1.523cm" svg:height="1.092cm" svg:x="23.246cm" svg:y="12.953cm" presentation:class="page-number" presentation:user-transformed="true">
          <draw:text-box>
            <text:p text:style-name="P8"><text:span text:style-name="T8"><text:page-number>1</text:page-number></text:span></text:p>
          </draw:text-box>
        </draw:frame>
        <presentation:notes draw:style-name="dp2">
          <draw:page-thumbnail draw:name="Google Shape;238;g3661144af76_0_19:notes" draw:style-name="gr1" draw:layer="layout" svg:width="16.932cm" svg:height="9.524cm" svg:x="1.059cm" svg:y="1.905cm" draw:page-number="27" presentation:class="page"/>
          <draw:frame draw:name="Google Shape;239;g3661144af76_0_19:notes" presentation:style-name="pr1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4182ba"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Ubuntu" fo:font-size="10pt" fo:letter-spacing="normal"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draw:style-name="Mgr3" draw:text-style-name="MP5" draw:layer="backgroundobjects" svg:width="7.101cm" svg:height="2.201cm" svg:x="1.077cm" svg:y="11.676cm">
        <draw:image xlink:href="Pictures/10000201000003E80000013651AF58ACEA3549FF.png" xlink:type="simple" xlink:show="embed" xlink:actuate="onLoad">
          <text:p/>
        </draw:image>
      </draw:frame>
      <draw:frame draw:name="Google Shape;11;p2" draw:style-name="Mgr3" draw:text-style-name="MP5" draw:layer="backgroundobjects" svg:width="16.066cm" svg:height="1.863cm" svg:x="8.748cm" svg:y="11.845cm">
        <draw:image xlink:href="Pictures/10000201000002EE000000573080DCD94B2C2A75.png" xlink:type="simple" xlink:show="embed" xlink:actuate="onLoad">
          <text:p/>
        </draw:image>
      </draw:frame>
      <draw:frame draw:name="Google Shape;12;p2" draw:style-name="Mgr3" draw:text-style-name="MP5" draw:layer="backgroundobjects" svg:width="4.814cm" svg:height="2.201cm" svg:x="0.847cm" svg:y="0.175cm">
        <draw:image xlink:href="Pictures/10000201000001D4000000D66FC53ACCFB35E2EC.png" xlink:type="simple" xlink:show="embed" xlink:actuate="onLoad">
          <text:p/>
        </draw:image>
      </draw:frame>
      <draw:frame draw:name="Google Shape;13;p2" presentation:style-name="TITLE-title" draw:layer="backgroundobjects" svg:width="23.667cm" svg:height="3.561cm" svg:x="0.866cm" svg:y="2.06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8.987cm" svg:height="2.201cm" svg:x="5.547cm" svg:y="0.175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draw:style-name="Mgr3" draw:text-style-name="MP5" draw:layer="backgroundobjects" svg:width="4.814cm" svg:height="2.201cm" svg:x="0.847cm" svg:y="0.175cm">
        <draw:image xlink:href="Pictures/10000201000001D4000000D66FC53ACCFB35E2EC.png" xlink:type="simple" xlink:show="embed" xlink:actuate="onLoad">
          <text:p/>
        </draw:image>
      </draw:frame>
      <draw:frame draw:name="Google Shape;23;p4" presentation:style-name="Mpr3" draw:text-style-name="MP7" draw:layer="backgroundobjects" svg:width="1.523cm" svg:height="1.092cm" svg:x="23.246cm" svg:y="12.953cm" presentation:class="page-number" presentation:user-transformed="true">
        <draw:text-box>
          <text:p text:style-name="MP6"><text:span text:style-name="MT1"><text:page-number>1</text:page-number></text:span></text:p>
        </draw:text-box>
      </draw:frame>
      <draw:custom-shape draw:name="Google Shape;24;p4" draw:style-name="Mgr4" draw:text-style-name="MP5" draw:layer="backgroundobjects" svg:width="23.667cm" svg:height="0.001cm" svg:x="0.883cm" svg:y="2.699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7"/>
    <meta:generator>LibreOfficeDev/6.0.5.2$Linux_X86_64 LibreOffice_project/</meta:generator>
  </office:meta>
</office:document-meta>
</file>